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2">
      <style:table-cell-properties style:rotation-align="non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l</text:p>
          </table:table-cell>
          <table:table-cell table:style-name="ce1"/>
          <table:table-cell table:style-name="ce3" table:number-columns-repeated="2"/>
          <table:table-cell table:style-name="ce1"/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.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995449374288965" calcext:value-type="float">
            <text:p>0.9954493742889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06181266590823" calcext:value-type="float">
            <text:p>1.0618126659082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.13765642775882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32726583238529" calcext:value-type="float">
            <text:p>1.3272658323852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.32726583238529" calcext:value-type="float">
            <text:p>1.327265832385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32726583238529" calcext:value-type="float">
            <text:p>1.3272658323852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32726583238529" calcext:value-type="float">
            <text:p>1.3272658323852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.99089874857793" calcext:value-type="float">
            <text:p>1.990898748577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12362533181646" calcext:value-type="float">
            <text:p>2.1236253318164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2.27531285551763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65453166477057" calcext:value-type="float">
            <text:p>2.6545316647705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.65453166477057" calcext:value-type="float">
            <text:p>2.654531664770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65453166477057" calcext:value-type="float">
            <text:p>2.65453166477057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.15680697762609" calcext:value-type="float">
            <text:p>2.1568069776260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.98634812286689" calcext:value-type="float">
            <text:p>2.986348122866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18543799772469" calcext:value-type="float">
            <text:p>3.18543799772469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.41296928327645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98179749715586" calcext:value-type="float">
            <text:p>3.981797497155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.98179749715586" calcext:value-type="float">
            <text:p>3.981797497155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48407281001138" calcext:value-type="float">
            <text:p>3.4840728100113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.21861964353432" calcext:value-type="float">
            <text:p>3.218619643534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.98179749715586" calcext:value-type="float">
            <text:p>3.981797497155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24725066363292" calcext:value-type="float">
            <text:p>4.24725066363292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.55062571103527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0906332954115" calcext:value-type="float">
            <text:p>5.3090633295411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.81133864239666" calcext:value-type="float">
            <text:p>4.81133864239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31361395525218" calcext:value-type="float">
            <text:p>4.3136139552521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4.97724687144482" calcext:value-type="float">
            <text:p>4.977246871444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30906332954115" calcext:value-type="float">
            <text:p>5.3090633295411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5.68828213879408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13860447478195" calcext:value-type="float">
            <text:p>6.13860447478195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.64087978763747" calcext:value-type="float">
            <text:p>5.640879787637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37542662116041" calcext:value-type="float">
            <text:p>5.3754266211604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5.49393249905195" calcext:value-type="float">
            <text:p>5.4939324990519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5.97269624573379" calcext:value-type="float">
            <text:p>5.97269624573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37087599544938" calcext:value-type="float">
            <text:p>6.3708759954493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6.8259385665529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96814562002275" calcext:value-type="float">
            <text:p>6.96814562002275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6.47042093287827" calcext:value-type="float">
            <text:p>6.470420932878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43723928706864" calcext:value-type="float">
            <text:p>6.4372392870686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.32347364429276" calcext:value-type="float">
            <text:p>6.3234736442927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6.96814562002275" calcext:value-type="float">
            <text:p>6.968145620022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43268866135761" calcext:value-type="float">
            <text:p>7.43268866135761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7.96359499431172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79768676526356" calcext:value-type="float">
            <text:p>7.79768676526356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7.5322335987865" calcext:value-type="float">
            <text:p>7.53223359878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38528631020099" calcext:value-type="float">
            <text:p>7.3852863102009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7.38528631020099" calcext:value-type="float">
            <text:p>7.3852863102009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7.96359499431172" calcext:value-type="float">
            <text:p>7.963594994311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49450132726584" calcext:value-type="float">
            <text:p>8.49450132726584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8.67463026166098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62722791050436" calcext:value-type="float">
            <text:p>8.62722791050436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8.59404626469473" calcext:value-type="float">
            <text:p>8.594046264694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33333333333333" calcext:value-type="float">
            <text:p>8.33333333333333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8.33333333333334" calcext:value-type="float">
            <text:p>8.3333333333333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8.95904436860068" calcext:value-type="float">
            <text:p>8.959044368600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5631399317407" calcext:value-type="float">
            <text:p>9.55631399317407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9.38566552901024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68904057641259" calcext:value-type="float">
            <text:p>9.68904057641259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9.65585893060296" calcext:value-type="float">
            <text:p>9.65585893060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66059916571862" calcext:value-type="float">
            <text:p>9.6605991657186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9.66059916571862" calcext:value-type="float">
            <text:p>9.6605991657186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9.95449374288965" calcext:value-type="float">
            <text:p>9.954493742889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.6181266590823" calcext:value-type="float">
            <text:p>10.618126659082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.0967007963595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.7508532423208" calcext:value-type="float">
            <text:p>10.750853242320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0.6039059537353" calcext:value-type="float">
            <text:p>10.60390595373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.9878649981039" calcext:value-type="float">
            <text:p>10.9878649981039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0.4901403109594" calcext:value-type="float">
            <text:p>10.490140310959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0.9499431171786" calcext:value-type="float">
            <text:p>10.94994311717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.6799393249905" calcext:value-type="float">
            <text:p>11.6799393249905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0.8077360637088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.8126659082291" calcext:value-type="float">
            <text:p>11.812665908229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1.5519529768677" calcext:value-type="float">
            <text:p>11.55195297686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.8174061433447" calcext:value-type="float">
            <text:p>11.817406143344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1.5519529768677" calcext:value-type="float">
            <text:p>11.551952976867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1.9453924914676" calcext:value-type="float">
            <text:p>11.94539249146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7417519908988" calcext:value-type="float">
            <text:p>12.7417519908988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1.518771331058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8744785741373" calcext:value-type="float">
            <text:p>12.8744785741373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6469472885855" calcext:value-type="float">
            <text:p>12.6469472885855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12.9408418657565" calcext:value-type="float">
            <text:p>12.94084186575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803564656807" calcext:value-type="float">
            <text:p>13.80356465680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12.2298065984073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8225255972696" calcext:value-type="float">
            <text:p>13.8225255972696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3.8272658323853" calcext:value-type="float">
            <text:p>13.82726583238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7087599544937" calcext:value-type="float">
            <text:p>13.708759954493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3.8272658323853" calcext:value-type="float">
            <text:p>13.8272658323853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3.9362912400455" calcext:value-type="float">
            <text:p>13.93629124004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.8653773227152" calcext:value-type="float">
            <text:p>14.8653773227152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2.9408418657565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.770572620402" calcext:value-type="float">
            <text:p>14.770572620402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5.1545316647706" calcext:value-type="float">
            <text:p>15.1545316647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.770572620402" calcext:value-type="float">
            <text:p>14.770572620402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4.6568069776261" calcext:value-type="float">
            <text:p>14.656806977626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14.9317406143345" calcext:value-type="float">
            <text:p>14.93174061433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.9271899886234" calcext:value-type="float">
            <text:p>15.9271899886234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3.8509670079636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.7186196435343" calcext:value-type="float">
            <text:p>15.7186196435343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16.4817974971559" calcext:value-type="float">
            <text:p>16.48179749715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.7186196435343" calcext:value-type="float">
            <text:p>15.7186196435343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5.7186196435343" calcext:value-type="float">
            <text:p>15.718619643534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15.9271899886234" calcext:value-type="float">
            <text:p>15.92718998862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.5908229048161" calcext:value-type="float">
            <text:p>16.5908229048161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float" office:value="14.7610921501706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.6666666666667" calcext:value-type="float">
            <text:p>16.6666666666667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17.3113386423967" calcext:value-type="float">
            <text:p>17.31133864239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.6666666666667" calcext:value-type="float">
            <text:p>16.666666666666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16.9226393629124" calcext:value-type="float">
            <text:p>16.92263936291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.2544558210087" calcext:value-type="float">
            <text:p>17.2544558210087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float" office:value="15.6712172923777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.993932499052" calcext:value-type="float">
            <text:p>17.993932499052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8.1408797876375" calcext:value-type="float">
            <text:p>18.14087978763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.993932499052" calcext:value-type="float">
            <text:p>17.99393249905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.993932499052" calcext:value-type="float">
            <text:p>17.99393249905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17.9180887372014" calcext:value-type="float">
            <text:p>17.91808873720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.9180887372014" calcext:value-type="float">
            <text:p>17.9180887372014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16.5813424345848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3211983314372" calcext:value-type="float">
            <text:p>19.3211983314372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18.9704209328783" calcext:value-type="float">
            <text:p>18.97042093287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3211983314372" calcext:value-type="float">
            <text:p>19.3211983314372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8.8234736442928" calcext:value-type="float">
            <text:p>18.8234736442928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18.9135381114903" calcext:value-type="float">
            <text:p>18.91353811149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.581721653394" calcext:value-type="float">
            <text:p>18.581721653394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17.4914675767918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.6484641638225" calcext:value-type="float">
            <text:p>20.648464163822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0.0322335987865" calcext:value-type="float">
            <text:p>20.03223359878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.150739476678" calcext:value-type="float">
            <text:p>20.150739476678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9.885286310201" calcext:value-type="float">
            <text:p>19.88528631020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19.9089874857793" calcext:value-type="float">
            <text:p>19.90898748577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.2453545695867" calcext:value-type="float">
            <text:p>19.2453545695867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float" office:value="18.4015927189989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.9757299962078" calcext:value-type="float">
            <text:p>21.9757299962078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1.0940462646947" calcext:value-type="float">
            <text:p>21.09404626469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.9802806219188" calcext:value-type="float">
            <text:p>20.9802806219188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0.8333333333333" calcext:value-type="float">
            <text:p>20.833333333333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20.9044368600683" calcext:value-type="float">
            <text:p>20.90443686006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.9089874857793" calcext:value-type="float">
            <text:p>19.9089874857793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float" office:value="19.311717861205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.8052711414486" calcext:value-type="float">
            <text:p>22.8052711414486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2.155858930603" calcext:value-type="float">
            <text:p>22.1558589306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.0420932878271" calcext:value-type="float">
            <text:p>22.042093287827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2.1605991657186" calcext:value-type="float">
            <text:p>22.160599165718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21.8998862343572" calcext:value-type="float">
            <text:p>21.89988623435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.5726204019719" calcext:value-type="float">
            <text:p>20.5726204019719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float" office:value="20.1243295953194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6348122866894" calcext:value-type="float">
            <text:p>23.6348122866894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3.1039059537353" calcext:value-type="float">
            <text:p>23.10390595373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1039059537353" calcext:value-type="float">
            <text:p>23.103905953735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22.9901403109594" calcext:value-type="float">
            <text:p>22.990140310959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22.8953356086462" calcext:value-type="float">
            <text:p>22.89533560864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.2362533181646" calcext:value-type="float">
            <text:p>21.2362533181646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float" office:value="20.9369413294328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4643534319302" calcext:value-type="float">
            <text:p>24.4643534319302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24.0519529768676" calcext:value-type="float">
            <text:p>24.05195297686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0519529768676" calcext:value-type="float">
            <text:p>24.0519529768676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.0519529768677" calcext:value-type="float">
            <text:p>24.051952976867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23.8907849829351" calcext:value-type="float">
            <text:p>23.89078498293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.8998862343572" calcext:value-type="float">
            <text:p>21.8998862343572</text:p>
          </table:table-cell>
          <table:table-cell table:style-name="ce3" office:value-type="float" office:value="25" calcext:value-type="float">
            <text:p>25</text:p>
          </table:table-cell>
          <table:table-cell table:style-name="ce2" office:value-type="float" office:value="21.749553063546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293894577171" calcext:value-type="float">
            <text:p>25.29389457717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24.8862343572241" calcext:value-type="float">
            <text:p>24.88623435722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.5635191505499" calcext:value-type="float">
            <text:p>22.5635191505499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22.5621647976597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557072430793" calcext:value-type="float">
            <text:p>26.3557072430793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6.3272658323853" calcext:value-type="float">
            <text:p>26.32726583238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272658323853" calcext:value-type="float">
            <text:p>26.3272658323853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26.3272658323853" calcext:value-type="float">
            <text:p>26.327265832385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25.8816837315131" calcext:value-type="float">
            <text:p>25.88168373151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.2271520667425" calcext:value-type="float">
            <text:p>23.2271520667425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23.3747765317731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.4175199089875" calcext:value-type="float">
            <text:p>27.4175199089875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27.6545316647706" calcext:value-type="float">
            <text:p>27.65453166477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.6545316647706" calcext:value-type="float">
            <text:p>27.6545316647706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27.1568069776261" calcext:value-type="float">
            <text:p>27.156806977626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26.877133105802" calcext:value-type="float">
            <text:p>26.87713310580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.8907849829352" calcext:value-type="float">
            <text:p>23.8907849829352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4.1873882658865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.4793325748957" calcext:value-type="float">
            <text:p>28.4793325748957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28.9817974971559" calcext:value-type="float">
            <text:p>28.98179749715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.4840728100114" calcext:value-type="float">
            <text:p>28.4840728100114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28.2186196435343" calcext:value-type="float">
            <text:p>28.218619643534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27.872582480091" calcext:value-type="float">
            <text:p>27.8725824800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.5544178991278" calcext:value-type="float">
            <text:p>24.5544178991278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.5411452408039" calcext:value-type="float">
            <text:p>29.5411452408039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29.8113386423967" calcext:value-type="float">
            <text:p>29.81133864239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.3136139552522" calcext:value-type="float">
            <text:p>29.313613955252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29.1666666666667" calcext:value-type="float">
            <text:p>29.166666666666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28.86803185438" calcext:value-type="float">
            <text:p>28.868031854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.2180508153204" calcext:value-type="float">
            <text:p>25.2180508153204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26.1376564277588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.4891922639363" calcext:value-type="float">
            <text:p>30.4891922639363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0.6408797876375" calcext:value-type="float">
            <text:p>30.64087978763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.3754266211604" calcext:value-type="float">
            <text:p>30.3754266211604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0.4939324990519" calcext:value-type="float">
            <text:p>30.4939324990519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29.8634812286689" calcext:value-type="float">
            <text:p>29.86348122866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.8816837315131" calcext:value-type="float">
            <text:p>25.8816837315131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27.2753128555176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.4372392870686" calcext:value-type="float">
            <text:p>31.4372392870686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1.4704209328783" calcext:value-type="float">
            <text:p>31.47042093287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.4372392870686" calcext:value-type="float">
            <text:p>31.4372392870686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31.3234736442928" calcext:value-type="float">
            <text:p>31.323473644292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30.8589306029579" calcext:value-type="float">
            <text:p>30.85893060295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.7311338642397" calcext:value-type="float">
            <text:p>26.7311338642397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float" office:value="28.4129692832764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.385286310201" calcext:value-type="float">
            <text:p>32.385286310201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2.5322335987865" calcext:value-type="float">
            <text:p>32.53223359878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.385286310201" calcext:value-type="float">
            <text:p>32.385286310201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2.385286310201" calcext:value-type="float">
            <text:p>32.385286310201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.8543799772468" calcext:value-type="float">
            <text:p>31.85437997724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.5805839969663" calcext:value-type="float">
            <text:p>27.5805839969663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float" office:value="29.5506257110353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.3333333333333" calcext:value-type="float">
            <text:p>33.3333333333333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3.5940462646947" calcext:value-type="float">
            <text:p>33.59404626469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.3333333333333" calcext:value-type="float">
            <text:p>33.3333333333333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3.3333333333333" calcext:value-type="float">
            <text:p>33.3333333333333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.4765358361775" calcext:value-type="float">
            <text:p>32.47653583617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.4300341296928" calcext:value-type="float">
            <text:p>28.4300341296928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0.688282138794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.6605991657186" calcext:value-type="float">
            <text:p>34.6605991657186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4.6558589306029" calcext:value-type="float">
            <text:p>34.65585893060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.6605991657186" calcext:value-type="float">
            <text:p>34.6605991657186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34.6605991657186" calcext:value-type="float">
            <text:p>34.6605991657186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.0986916951081" calcext:value-type="float">
            <text:p>33.09869169510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.2794842624194" calcext:value-type="float">
            <text:p>29.2794842624194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float" office:value="31.8259385665529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5.9878649981039" calcext:value-type="float">
            <text:p>35.9878649981039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5.6039059537353" calcext:value-type="float">
            <text:p>35.60390595373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5.9878649981039" calcext:value-type="float">
            <text:p>35.9878649981039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5.4901403109594" calcext:value-type="float">
            <text:p>35.4901403109594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.7208475540387" calcext:value-type="float">
            <text:p>33.720847554038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.128934395146" calcext:value-type="float">
            <text:p>30.128934395146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2.9635949943117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.3151308304892" calcext:value-type="float">
            <text:p>37.3151308304892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6.5519529768676" calcext:value-type="float">
            <text:p>36.55195297686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6.8174061433447" calcext:value-type="float">
            <text:p>36.8174061433447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6.5519529768676" calcext:value-type="float">
            <text:p>36.5519529768676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.3430034129693" calcext:value-type="float">
            <text:p>34.34300341296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.9783845278726" calcext:value-type="float">
            <text:p>30.9783845278726</text:p>
          </table:table-cell>
          <table:table-cell table:style-name="ce3" office:value-type="float" office:value="37" calcext:value-type="float">
            <text:p>37</text:p>
          </table:table-cell>
          <table:table-cell table:style-name="ce2" office:value-type="float" office:value="33.674630261661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.6423966628745" calcext:value-type="float">
            <text:p>38.6423966628745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7.5" calcext:value-type="float">
            <text:p>37.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7.6469472885855" calcext:value-type="float">
            <text:p>37.6469472885855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.9651592718999" calcext:value-type="float">
            <text:p>34.965159271899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.8278346605992" calcext:value-type="float">
            <text:p>31.8278346605992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4.3856655290102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.4719378081153" calcext:value-type="float">
            <text:p>39.4719378081153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38.8272658323853" calcext:value-type="float">
            <text:p>38.82726583238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8.7087599544937" calcext:value-type="float">
            <text:p>38.7087599544937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38.8272658323853" calcext:value-type="float">
            <text:p>38.8272658323853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.5873151308305" calcext:value-type="float">
            <text:p>35.58731513083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.6772847933258" calcext:value-type="float">
            <text:p>32.6772847933258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float" office:value="35.096700796359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.3014789533561" calcext:value-type="float">
            <text:p>40.3014789533561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.1545316647706" calcext:value-type="float">
            <text:p>40.154531664770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9.770572620402" calcext:value-type="float">
            <text:p>39.770572620402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39.6568069776261" calcext:value-type="float">
            <text:p>39.6568069776261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.2094709897611" calcext:value-type="float">
            <text:p>36.20947098976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.5267349260523" calcext:value-type="float">
            <text:p>33.5267349260523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float" office:value="35.8077360637087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.1310200985969" calcext:value-type="float">
            <text:p>41.131020098596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1.4817974971558" calcext:value-type="float">
            <text:p>41.48179749715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.7186196435343" calcext:value-type="float">
            <text:p>40.7186196435343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0.7186196435343" calcext:value-type="float">
            <text:p>40.7186196435343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.8316268486917" calcext:value-type="float">
            <text:p>36.83162684869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.3761850587789" calcext:value-type="float">
            <text:p>34.37618505877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.518771331058" calcext:value-type="float">
            <text:p>36.5187713310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1.9605612438377" calcext:value-type="float">
            <text:p>41.9605612438377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2.3113386423966" calcext:value-type="float">
            <text:p>42.311338642396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1.6666666666667" calcext:value-type="float">
            <text:p>41.6666666666667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41.6666666666667" calcext:value-type="float">
            <text:p>41.6666666666667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.4537827076223" calcext:value-type="float">
            <text:p>37.45378270762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.2256351915055" calcext:value-type="float">
            <text:p>35.22563519150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7.2298065984073" calcext:value-type="float">
            <text:p>37.22980659840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.0223739097459" calcext:value-type="float">
            <text:p>43.0223739097459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43.1408797876375" calcext:value-type="float">
            <text:p>43.14087978763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2.9939324990519" calcext:value-type="float">
            <text:p>42.9939324990519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42.9939324990519" calcext:value-type="float">
            <text:p>42.9939324990519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38.0759385665529" calcext:value-type="float">
            <text:p>38.07593856655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6.0750853242321" calcext:value-type="float">
            <text:p>36.07508532423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.9408418657565" calcext:value-type="float">
            <text:p>37.940841865756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.0841865756542" calcext:value-type="float">
            <text:p>44.0841865756542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43.9704209328783" calcext:value-type="float">
            <text:p>43.97042093287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.3211983314372" calcext:value-type="float">
            <text:p>44.3211983314372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43.8234736442927" calcext:value-type="float">
            <text:p>43.8234736442927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.6980944254835" calcext:value-type="float">
            <text:p>38.698094425483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6.9245354569587" calcext:value-type="float">
            <text:p>36.924535456958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.8509670079636" calcext:value-type="float">
            <text:p>38.850967007963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.1459992415624" calcext:value-type="float">
            <text:p>45.1459992415624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5.0322335987865" calcext:value-type="float">
            <text:p>45.03223359878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.150739476678" calcext:value-type="float">
            <text:p>45.150739476678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44.885286310201" calcext:value-type="float">
            <text:p>44.885286310201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.3202502844141" calcext:value-type="float">
            <text:p>39.320250284414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.7739855896853" calcext:value-type="float">
            <text:p>37.773985589685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.7610921501706" calcext:value-type="float">
            <text:p>39.761092150170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.2078119074706" calcext:value-type="float">
            <text:p>46.2078119074706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6.0940462646947" calcext:value-type="float">
            <text:p>46.09404626469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5.9802806219188" calcext:value-type="float">
            <text:p>45.9802806219188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45.8333333333333" calcext:value-type="float">
            <text:p>45.8333333333333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.9424061433447" calcext:value-type="float">
            <text:p>39.94240614334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.6234357224118" calcext:value-type="float">
            <text:p>38.623435722411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.6712172923777" calcext:value-type="float">
            <text:p>40.671217292377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.155858930603" calcext:value-type="float">
            <text:p>47.155858930603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7.1558589306029" calcext:value-type="float">
            <text:p>47.15585893060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.0420932878271" calcext:value-type="float">
            <text:p>47.0420932878271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47.1605991657186" calcext:value-type="float">
            <text:p>47.1605991657186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40.5645620022753" calcext:value-type="float">
            <text:p>40.564562002275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.3818733409177" calcext:value-type="float">
            <text:p>39.38187334091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.5813424345847" calcext:value-type="float">
            <text:p>41.581342434584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.1039059537353" calcext:value-type="float">
            <text:p>48.1039059537353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8.1039059537353" calcext:value-type="float">
            <text:p>48.103905953735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.1039059537353" calcext:value-type="float">
            <text:p>48.1039059537353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47.9901403109594" calcext:value-type="float">
            <text:p>47.9901403109594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.1867178612059" calcext:value-type="float">
            <text:p>41.18671786120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0.1403109594236" calcext:value-type="float">
            <text:p>40.14031095942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.4914675767918" calcext:value-type="float">
            <text:p>42.49146757679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.0519529768676" calcext:value-type="float">
            <text:p>49.0519529768676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49.0519529768676" calcext:value-type="float">
            <text:p>49.051952976867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.0519529768676" calcext:value-type="float">
            <text:p>49.0519529768676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.0519529768676" calcext:value-type="float">
            <text:p>49.0519529768676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.8088737201365" calcext:value-type="float">
            <text:p>41.808873720136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.8987485779295" calcext:value-type="float">
            <text:p>40.898748577929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3.4015927189988" calcext:value-type="float">
            <text:p>43.40159271899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.4310295790671" calcext:value-type="float">
            <text:p>42.431029579067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.6571861964354" calcext:value-type="float">
            <text:p>41.657186196435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4.3117178612059" calcext:value-type="float">
            <text:p>44.31171786120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.3272658323853" calcext:value-type="float">
            <text:p>51.3272658323853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51.3272658323853" calcext:value-type="float">
            <text:p>51.32726583238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.3272658323853" calcext:value-type="float">
            <text:p>51.3272658323853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51.3272658323853" calcext:value-type="float">
            <text:p>51.3272658323853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43.0531854379977" calcext:value-type="float">
            <text:p>43.05318543799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2.4156238149412" calcext:value-type="float">
            <text:p>42.41562381494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5.1243295953193" calcext:value-type="float">
            <text:p>45.124329595319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.6545316647706" calcext:value-type="float">
            <text:p>52.65453166477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.6545316647706" calcext:value-type="float">
            <text:p>52.65453166477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.6545316647706" calcext:value-type="float">
            <text:p>52.6545316647706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52.1568069776261" calcext:value-type="float">
            <text:p>52.1568069776261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.6753412969283" calcext:value-type="float">
            <text:p>43.675341296928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.1740614334471" calcext:value-type="float">
            <text:p>43.17406143344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.9369413294328" calcext:value-type="float">
            <text:p>45.936941329432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.9817974971558" calcext:value-type="float">
            <text:p>53.98179749715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.9817974971558" calcext:value-type="float">
            <text:p>53.98179749715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.4840728100114" calcext:value-type="float">
            <text:p>53.4840728100114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53.2186196435343" calcext:value-type="float">
            <text:p>53.2186196435343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44.2974971558589" calcext:value-type="float">
            <text:p>44.29749715585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.932499051953" calcext:value-type="float">
            <text:p>43.93249905195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6.7495530635462" calcext:value-type="float">
            <text:p>46.749553063546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.3090633295411" calcext:value-type="float">
            <text:p>55.30906332954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.8113386423966" calcext:value-type="float">
            <text:p>54.81133864239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.3136139552522" calcext:value-type="float">
            <text:p>54.313613955252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.1666666666667" calcext:value-type="float">
            <text:p>54.1666666666667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44.9196530147895" calcext:value-type="float">
            <text:p>44.919653014789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4.6909366704589" calcext:value-type="float">
            <text:p>44.69093667045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7.5621647976596" calcext:value-type="float">
            <text:p>47.562164797659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.1386044747819" calcext:value-type="float">
            <text:p>56.13860447478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.6408797876374" calcext:value-type="float">
            <text:p>55.640879787637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.3754266211604" calcext:value-type="float">
            <text:p>55.3754266211604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55.4939324990519" calcext:value-type="float">
            <text:p>55.4939324990519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45.5418088737201" calcext:value-type="float">
            <text:p>45.541808873720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5.4493742889648" calcext:value-type="float">
            <text:p>45.449374288964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8.3747765317731" calcext:value-type="float">
            <text:p>48.37477653177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.9681456200227" calcext:value-type="float">
            <text:p>56.968145620022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.4704209328782" calcext:value-type="float">
            <text:p>56.470420932878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.4372392870686" calcext:value-type="float">
            <text:p>56.4372392870686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.3234736442927" calcext:value-type="float">
            <text:p>56.3234736442927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46.1639647326508" calcext:value-type="float">
            <text:p>46.163964732650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6.2078119074706" calcext:value-type="float">
            <text:p>46.207811907470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9.1873882658865" calcext:value-type="float">
            <text:p>49.187388265886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.7976867652635" calcext:value-type="float">
            <text:p>57.797686765263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.5322335987865" calcext:value-type="float">
            <text:p>57.532233598786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.385286310201" calcext:value-type="float">
            <text:p>57.385286310201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57.385286310201" calcext:value-type="float">
            <text:p>57.385286310201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.7861205915814" calcext:value-type="float">
            <text:p>46.78612059158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.9662495259765" calcext:value-type="float">
            <text:p>46.966249525976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.6272279105044" calcext:value-type="float">
            <text:p>58.627227910504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.5940462646947" calcext:value-type="float">
            <text:p>58.594046264694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.3333333333333" calcext:value-type="float">
            <text:p>58.3333333333333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58.3333333333333" calcext:value-type="float">
            <text:p>58.3333333333333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47.408276450512" calcext:value-type="float">
            <text:p>47.4082764505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7.7246871444824" calcext:value-type="float">
            <text:p>47.72468714448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1.1376564277588" calcext:value-type="float">
            <text:p>51.137656427758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.6890405764126" calcext:value-type="float">
            <text:p>59.689040576412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.6558589306029" calcext:value-type="float">
            <text:p>59.655858930602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.6605991657186" calcext:value-type="float">
            <text:p>59.6605991657186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59.6605991657186" calcext:value-type="float">
            <text:p>59.6605991657186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48.0304323094426" calcext:value-type="float">
            <text:p>48.030432309442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8.4831247629883" calcext:value-type="float">
            <text:p>48.483124762988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2.2753128555176" calcext:value-type="float">
            <text:p>52.275312855517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.7508532423208" calcext:value-type="float">
            <text:p>60.750853242320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.6039059537353" calcext:value-type="float">
            <text:p>60.603905953735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.9878649981039" calcext:value-type="float">
            <text:p>60.9878649981039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60.4901403109594" calcext:value-type="float">
            <text:p>60.4901403109594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.6525881683732" calcext:value-type="float">
            <text:p>48.652588168373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9.2415623814942" calcext:value-type="float">
            <text:p>49.241562381494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3.4129692832764" calcext:value-type="float">
            <text:p>53.41296928327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.812665908229" calcext:value-type="float">
            <text:p>61.8126659082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.5519529768676" calcext:value-type="float">
            <text:p>61.551952976867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.8174061433447" calcext:value-type="float">
            <text:p>61.8174061433447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1.5519529768676" calcext:value-type="float">
            <text:p>61.5519529768676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49.2747440273038" calcext:value-type="float">
            <text:p>49.274744027303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4.5506257110352" calcext:value-type="float">
            <text:p>54.55062571103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.8744785741373" calcext:value-type="float">
            <text:p>62.874478574137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.5" calcext:value-type="float">
            <text:p>62.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.6469472885855" calcext:value-type="float">
            <text:p>62.6469472885855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.8968998862344" calcext:value-type="float">
            <text:p>49.896899886234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1.0618126659083" calcext:value-type="float">
            <text:p>51.06181266590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5.6882821387941" calcext:value-type="float">
            <text:p>55.688282138794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.8225255972696" calcext:value-type="float">
            <text:p>63.82252559726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.8272658323853" calcext:value-type="float">
            <text:p>63.827265832385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.7087599544937" calcext:value-type="float">
            <text:p>63.7087599544937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63.8272658323853" calcext:value-type="float">
            <text:p>63.8272658323853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50.519055745165" calcext:value-type="float">
            <text:p>50.5190557451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2.1236253318165" calcext:value-type="float">
            <text:p>52.12362533181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6.8259385665529" calcext:value-type="float">
            <text:p>56.825938566552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.770572620402" calcext:value-type="float">
            <text:p>64.77057262040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.1545316647705" calcext:value-type="float">
            <text:p>65.154531664770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.770572620402" calcext:value-type="float">
            <text:p>64.770572620402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64.6568069776261" calcext:value-type="float">
            <text:p>64.656806977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.1412116040956" calcext:value-type="float">
            <text:p>51.1412116040956</text:p>
          </table:table-cell>
          <table:table-cell office:value-type="float" office:value="64" calcext:value-type="float">
            <text:p>64</text:p>
          </table:table-cell>
          <table:table-cell office:value-type="float" office:value="53.1854379977247" calcext:value-type="float">
            <text:p>53.1854379977247</text:p>
          </table:table-cell>
          <table:table-cell office:value-type="float" office:value="64" calcext:value-type="float">
            <text:p>64</text:p>
          </table:table-cell>
          <table:table-cell office:value-type="float" office:value="57.9635949943117" calcext:value-type="float">
            <text:p>57.9635949943117</text:p>
          </table:table-cell>
          <table:table-cell office:value-type="float" office:value="64" calcext:value-type="float">
            <text:p>64</text:p>
          </table:table-cell>
          <table:table-cell office:value-type="float" office:value="65.7186196435343" calcext:value-type="float">
            <text:p>65.7186196435343</text:p>
          </table:table-cell>
          <table:table-cell office:value-type="float" office:value="64" calcext:value-type="float">
            <text:p>64</text:p>
          </table:table-cell>
          <table:table-cell office:value-type="float" office:value="66.4817974971558" calcext:value-type="float">
            <text:p>66.4817974971558</text:p>
          </table:table-cell>
          <table:table-cell office:value-type="float" office:value="64" calcext:value-type="float">
            <text:p>64</text:p>
          </table:table-cell>
          <table:table-cell office:value-type="float" office:value="65.7186196435343" calcext:value-type="float">
            <text:p>65.7186196435343</text:p>
          </table:table-cell>
          <table:table-cell office:value-type="float" office:value="64" calcext:value-type="float">
            <text:p>64</text:p>
          </table:table-cell>
          <table:table-cell office:value-type="float" office:value="65.7186196435343" calcext:value-type="float">
            <text:p>65.71861964353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.7633674630262" calcext:value-type="float">
            <text:p>51.7633674630262</text:p>
          </table:table-cell>
          <table:table-cell office:value-type="float" office:value="65" calcext:value-type="float">
            <text:p>65</text:p>
          </table:table-cell>
          <table:table-cell office:value-type="float" office:value="54.247250663633" calcext:value-type="float">
            <text:p>54.247250663633</text:p>
          </table:table-cell>
          <table:table-cell office:value-type="float" office:value="65" calcext:value-type="float">
            <text:p>65</text:p>
          </table:table-cell>
          <table:table-cell office:value-type="float" office:value="58.674630261661" calcext:value-type="float">
            <text:p>58.674630261661</text:p>
          </table:table-cell>
          <table:table-cell office:value-type="float" office:value="65" calcext:value-type="float">
            <text:p>65</text:p>
          </table:table-cell>
          <table:table-cell office:value-type="float" office:value="66.6666666666666" calcext:value-type="float">
            <text:p>66.6666666666666</text:p>
          </table:table-cell>
          <table:table-cell office:value-type="float" office:value="65" calcext:value-type="float">
            <text:p>65</text:p>
          </table:table-cell>
          <table:table-cell office:value-type="float" office:value="67.3113386423966" calcext:value-type="float">
            <text:p>67.3113386423966</text:p>
          </table:table-cell>
          <table:table-cell office:value-type="float" office:value="65" calcext:value-type="float">
            <text:p>65</text:p>
          </table:table-cell>
          <table:table-cell office:value-type="float" office:value="66.6666666666666" calcext:value-type="float">
            <text:p>66.6666666666666</text:p>
          </table:table-cell>
          <table:table-cell office:value-type="float" office:value="65" calcext:value-type="float">
            <text:p>65</text:p>
          </table:table-cell>
          <table:table-cell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5597269624574" calcext:value-type="float">
            <text:p>52.5597269624574</text:p>
          </table:table-cell>
          <table:table-cell office:value-type="float" office:value="66" calcext:value-type="float">
            <text:p>66</text:p>
          </table:table-cell>
          <table:table-cell office:value-type="float" office:value="55.3090633295412" calcext:value-type="float">
            <text:p>55.3090633295412</text:p>
          </table:table-cell>
          <table:table-cell office:value-type="float" office:value="66" calcext:value-type="float">
            <text:p>66</text:p>
          </table:table-cell>
          <table:table-cell office:value-type="float" office:value="59.3856655290102" calcext:value-type="float">
            <text:p>59.3856655290102</text:p>
          </table:table-cell>
          <table:table-cell office:value-type="float" office:value="66" calcext:value-type="float">
            <text:p>66</text:p>
          </table:table-cell>
          <table:table-cell office:value-type="float" office:value="67.9939324990519" calcext:value-type="float">
            <text:p>67.9939324990519</text:p>
          </table:table-cell>
          <table:table-cell office:value-type="float" office:value="66" calcext:value-type="float">
            <text:p>66</text:p>
          </table:table-cell>
          <table:table-cell office:value-type="float" office:value="68.1408797876374" calcext:value-type="float">
            <text:p>68.1408797876374</text:p>
          </table:table-cell>
          <table:table-cell office:value-type="float" office:value="66" calcext:value-type="float">
            <text:p>66</text:p>
          </table:table-cell>
          <table:table-cell office:value-type="float" office:value="67.9939324990519" calcext:value-type="float">
            <text:p>67.9939324990519</text:p>
          </table:table-cell>
          <table:table-cell office:value-type="float" office:value="66" calcext:value-type="float">
            <text:p>66</text:p>
          </table:table-cell>
          <table:table-cell office:value-type="float" office:value="67.9939324990519" calcext:value-type="float">
            <text:p>67.99393249905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3560864618885" calcext:value-type="float">
            <text:p>53.3560864618885</text:p>
          </table:table-cell>
          <table:table-cell office:value-type="float" office:value="67" calcext:value-type="float">
            <text:p>67</text:p>
          </table:table-cell>
          <table:table-cell office:value-type="float" office:value="56.3708759954494" calcext:value-type="float">
            <text:p>56.3708759954494</text:p>
          </table:table-cell>
          <table:table-cell office:value-type="float" office:value="67" calcext:value-type="float">
            <text:p>67</text:p>
          </table:table-cell>
          <table:table-cell office:value-type="float" office:value="60.0967007963595" calcext:value-type="float">
            <text:p>60.0967007963595</text:p>
          </table:table-cell>
          <table:table-cell office:value-type="float" office:value="67" calcext:value-type="float">
            <text:p>67</text:p>
          </table:table-cell>
          <table:table-cell office:value-type="float" office:value="69.3211983314372" calcext:value-type="float">
            <text:p>69.3211983314372</text:p>
          </table:table-cell>
          <table:table-cell office:value-type="float" office:value="67" calcext:value-type="float">
            <text:p>67</text:p>
          </table:table-cell>
          <table:table-cell office:value-type="float" office:value="68.9704209328783" calcext:value-type="float">
            <text:p>68.9704209328783</text:p>
          </table:table-cell>
          <table:table-cell office:value-type="float" office:value="67" calcext:value-type="float">
            <text:p>67</text:p>
          </table:table-cell>
          <table:table-cell office:value-type="float" office:value="69.3211983314372" calcext:value-type="float">
            <text:p>69.3211983314372</text:p>
          </table:table-cell>
          <table:table-cell office:value-type="float" office:value="67" calcext:value-type="float">
            <text:p>67</text:p>
          </table:table-cell>
          <table:table-cell office:value-type="float" office:value="68.8234736442927" calcext:value-type="float">
            <text:p>68.82347364429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.1524459613197" calcext:value-type="float">
            <text:p>54.1524459613197</text:p>
          </table:table-cell>
          <table:table-cell office:value-type="float" office:value="68" calcext:value-type="float">
            <text:p>68</text:p>
          </table:table-cell>
          <table:table-cell office:value-type="float" office:value="57.4326886613576" calcext:value-type="float">
            <text:p>57.4326886613576</text:p>
          </table:table-cell>
          <table:table-cell office:value-type="float" office:value="68" calcext:value-type="float">
            <text:p>68</text:p>
          </table:table-cell>
          <table:table-cell office:value-type="float" office:value="60.8077360637087" calcext:value-type="float">
            <text:p>60.8077360637087</text:p>
          </table:table-cell>
          <table:table-cell office:value-type="float" office:value="68" calcext:value-type="float">
            <text:p>68</text:p>
          </table:table-cell>
          <table:table-cell office:value-type="float" office:value="70.6484641638225" calcext:value-type="float">
            <text:p>70.6484641638225</text:p>
          </table:table-cell>
          <table:table-cell office:value-type="float" office:value="68" calcext:value-type="float">
            <text:p>68</text:p>
          </table:table-cell>
          <table:table-cell office:value-type="float" office:value="70.0322335987865" calcext:value-type="float">
            <text:p>70.0322335987865</text:p>
          </table:table-cell>
          <table:table-cell office:value-type="float" office:value="68" calcext:value-type="float">
            <text:p>68</text:p>
          </table:table-cell>
          <table:table-cell office:value-type="float" office:value="70.150739476678" calcext:value-type="float">
            <text:p>70.150739476678</text:p>
          </table:table-cell>
          <table:table-cell office:value-type="float" office:value="68" calcext:value-type="float">
            <text:p>68</text:p>
          </table:table-cell>
          <table:table-cell office:value-type="float" office:value="69.885286310201" calcext:value-type="float">
            <text:p>69.8852863102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.9488054607509" calcext:value-type="float">
            <text:p>54.9488054607509</text:p>
          </table:table-cell>
          <table:table-cell office:value-type="float" office:value="69" calcext:value-type="float">
            <text:p>69</text:p>
          </table:table-cell>
          <table:table-cell office:value-type="float" office:value="58.4945013272659" calcext:value-type="float">
            <text:p>58.4945013272659</text:p>
          </table:table-cell>
          <table:table-cell office:value-type="float" office:value="69" calcext:value-type="float">
            <text:p>69</text:p>
          </table:table-cell>
          <table:table-cell office:value-type="float" office:value="61.518771331058" calcext:value-type="float">
            <text:p>61.518771331058</text:p>
          </table:table-cell>
          <table:table-cell office:value-type="float" office:value="69" calcext:value-type="float">
            <text:p>69</text:p>
          </table:table-cell>
          <table:table-cell office:value-type="float" office:value="71.9757299962078" calcext:value-type="float">
            <text:p>71.9757299962078</text:p>
          </table:table-cell>
          <table:table-cell office:value-type="float" office:value="69" calcext:value-type="float">
            <text:p>69</text:p>
          </table:table-cell>
          <table:table-cell office:value-type="float" office:value="71.0940462646947" calcext:value-type="float">
            <text:p>71.0940462646947</text:p>
          </table:table-cell>
          <table:table-cell office:value-type="float" office:value="69" calcext:value-type="float">
            <text:p>69</text:p>
          </table:table-cell>
          <table:table-cell office:value-type="float" office:value="70.9802806219188" calcext:value-type="float">
            <text:p>70.9802806219188</text:p>
          </table:table-cell>
          <table:table-cell office:value-type="float" office:value="69" calcext:value-type="float">
            <text:p>69</text:p>
          </table:table-cell>
          <table:table-cell office:value-type="float" office:value="70.8333333333333" calcext:value-type="float">
            <text:p>70.833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745164960182" calcext:value-type="float">
            <text:p>55.745164960182</text:p>
          </table:table-cell>
          <table:table-cell office:value-type="float" office:value="70" calcext:value-type="float">
            <text:p>70</text:p>
          </table:table-cell>
          <table:table-cell office:value-type="float" office:value="59.5563139931741" calcext:value-type="float">
            <text:p>59.5563139931741</text:p>
          </table:table-cell>
          <table:table-cell office:value-type="float" office:value="70" calcext:value-type="float">
            <text:p>70</text:p>
          </table:table-cell>
          <table:table-cell office:value-type="float" office:value="62.2298065984073" calcext:value-type="float">
            <text:p>62.2298065984073</text:p>
          </table:table-cell>
          <table:table-cell office:value-type="float" office:value="70" calcext:value-type="float">
            <text:p>70</text:p>
          </table:table-cell>
          <table:table-cell office:value-type="float" office:value="72.8052711414486" calcext:value-type="float">
            <text:p>72.8052711414486</text:p>
          </table:table-cell>
          <table:table-cell office:value-type="float" office:value="70" calcext:value-type="float">
            <text:p>70</text:p>
          </table:table-cell>
          <table:table-cell office:value-type="float" office:value="72.155858930603" calcext:value-type="float">
            <text:p>72.155858930603</text:p>
          </table:table-cell>
          <table:table-cell office:value-type="float" office:value="70" calcext:value-type="float">
            <text:p>70</text:p>
          </table:table-cell>
          <table:table-cell office:value-type="float" office:value="72.0420932878271" calcext:value-type="float">
            <text:p>72.0420932878271</text:p>
          </table:table-cell>
          <table:table-cell office:value-type="float" office:value="70" calcext:value-type="float">
            <text:p>70</text:p>
          </table:table-cell>
          <table:table-cell office:value-type="float" office:value="72.1605991657186" calcext:value-type="float">
            <text:p>72.16059916571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5415244596132" calcext:value-type="float">
            <text:p>56.5415244596132</text:p>
          </table:table-cell>
          <table:table-cell office:value-type="float" office:value="71" calcext:value-type="float">
            <text:p>71</text:p>
          </table:table-cell>
          <table:table-cell office:value-type="float" office:value="60.6181266590823" calcext:value-type="float">
            <text:p>60.6181266590823</text:p>
          </table:table-cell>
          <table:table-cell office:value-type="float" office:value="71" calcext:value-type="float">
            <text:p>71</text:p>
          </table:table-cell>
          <table:table-cell office:value-type="float" office:value="62.9408418657565" calcext:value-type="float">
            <text:p>62.9408418657565</text:p>
          </table:table-cell>
          <table:table-cell office:value-type="float" office:value="71" calcext:value-type="float">
            <text:p>71</text:p>
          </table:table-cell>
          <table:table-cell office:value-type="float" office:value="73.6348122866894" calcext:value-type="float">
            <text:p>73.6348122866894</text:p>
          </table:table-cell>
          <table:table-cell office:value-type="float" office:value="71" calcext:value-type="float">
            <text:p>71</text:p>
          </table:table-cell>
          <table:table-cell office:value-type="float" office:value="73.1039059537353" calcext:value-type="float">
            <text:p>73.1039059537353</text:p>
          </table:table-cell>
          <table:table-cell office:value-type="float" office:value="71" calcext:value-type="float">
            <text:p>71</text:p>
          </table:table-cell>
          <table:table-cell office:value-type="float" office:value="73.1039059537353" calcext:value-type="float">
            <text:p>73.1039059537353</text:p>
          </table:table-cell>
          <table:table-cell office:value-type="float" office:value="71" calcext:value-type="float">
            <text:p>71</text:p>
          </table:table-cell>
          <table:table-cell office:value-type="float" office:value="72.9901403109594" calcext:value-type="float">
            <text:p>72.99014031095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.3378839590444" calcext:value-type="float">
            <text:p>57.3378839590444</text:p>
          </table:table-cell>
          <table:table-cell office:value-type="float" office:value="72" calcext:value-type="float">
            <text:p>72</text:p>
          </table:table-cell>
          <table:table-cell office:value-type="float" office:value="61.6799393249905" calcext:value-type="float">
            <text:p>61.6799393249905</text:p>
          </table:table-cell>
          <table:table-cell office:value-type="float" office:value="72" calcext:value-type="float">
            <text:p>72</text:p>
          </table:table-cell>
          <table:table-cell office:value-type="float" office:value="63.8509670079636" calcext:value-type="float">
            <text:p>63.8509670079636</text:p>
          </table:table-cell>
          <table:table-cell office:value-type="float" office:value="72" calcext:value-type="float">
            <text:p>72</text:p>
          </table:table-cell>
          <table:table-cell office:value-type="float" office:value="74.4643534319302" calcext:value-type="float">
            <text:p>74.4643534319302</text:p>
          </table:table-cell>
          <table:table-cell office:value-type="float" office:value="72" calcext:value-type="float">
            <text:p>72</text:p>
          </table:table-cell>
          <table:table-cell office:value-type="float" office:value="74.0519529768677" calcext:value-type="float">
            <text:p>74.0519529768677</text:p>
          </table:table-cell>
          <table:table-cell office:value-type="float" office:value="72" calcext:value-type="float">
            <text:p>72</text:p>
          </table:table-cell>
          <table:table-cell office:value-type="float" office:value="74.0519529768676" calcext:value-type="float">
            <text:p>74.0519529768676</text:p>
          </table:table-cell>
          <table:table-cell office:value-type="float" office:value="72" calcext:value-type="float">
            <text:p>72</text:p>
          </table:table-cell>
          <table:table-cell office:value-type="float" office:value="74.0519529768677" calcext:value-type="float">
            <text:p>74.05195297686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.1342434584755" calcext:value-type="float">
            <text:p>58.1342434584755</text:p>
          </table:table-cell>
          <table:table-cell office:value-type="float" office:value="73" calcext:value-type="float">
            <text:p>73</text:p>
          </table:table-cell>
          <table:table-cell office:value-type="float" office:value="62.7417519908988" calcext:value-type="float">
            <text:p>62.7417519908988</text:p>
          </table:table-cell>
          <table:table-cell office:value-type="float" office:value="73" calcext:value-type="float">
            <text:p>73</text:p>
          </table:table-cell>
          <table:table-cell office:value-type="float" office:value="64.7610921501706" calcext:value-type="float">
            <text:p>64.7610921501706</text:p>
          </table:table-cell>
          <table:table-cell office:value-type="float" office:value="73" calcext:value-type="float">
            <text:p>73</text:p>
          </table:table-cell>
          <table:table-cell office:value-type="float" office:value="75.293894577171" calcext:value-type="float">
            <text:p>75.2938945771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.9306029579067" calcext:value-type="float">
            <text:p>58.9306029579067</text:p>
          </table:table-cell>
          <table:table-cell office:value-type="float" office:value="74" calcext:value-type="float">
            <text:p>74</text:p>
          </table:table-cell>
          <table:table-cell office:value-type="float" office:value="63.803564656807" calcext:value-type="float">
            <text:p>63.803564656807</text:p>
          </table:table-cell>
          <table:table-cell office:value-type="float" office:value="74" calcext:value-type="float">
            <text:p>74</text:p>
          </table:table-cell>
          <table:table-cell office:value-type="float" office:value="65.6712172923777" calcext:value-type="float">
            <text:p>65.6712172923777</text:p>
          </table:table-cell>
          <table:table-cell office:value-type="float" office:value="74" calcext:value-type="float">
            <text:p>74</text:p>
          </table:table-cell>
          <table:table-cell office:value-type="float" office:value="76.3557072430792" calcext:value-type="float">
            <text:p>76.3557072430792</text:p>
          </table:table-cell>
          <table:table-cell office:value-type="float" office:value="74" calcext:value-type="float">
            <text:p>74</text:p>
          </table:table-cell>
          <table:table-cell office:value-type="float" office:value="76.3272658323853" calcext:value-type="float">
            <text:p>76.3272658323853</text:p>
          </table:table-cell>
          <table:table-cell office:value-type="float" office:value="74" calcext:value-type="float">
            <text:p>74</text:p>
          </table:table-cell>
          <table:table-cell office:value-type="float" office:value="76.3272658323853" calcext:value-type="float">
            <text:p>76.3272658323853</text:p>
          </table:table-cell>
          <table:table-cell office:value-type="float" office:value="74" calcext:value-type="float">
            <text:p>74</text:p>
          </table:table-cell>
          <table:table-cell office:value-type="float" office:value="76.3272658323853" calcext:value-type="float">
            <text:p>76.32726583238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.7269624573379" calcext:value-type="float">
            <text:p>59.7269624573379</text:p>
          </table:table-cell>
          <table:table-cell office:value-type="float" office:value="75" calcext:value-type="float">
            <text:p>75</text:p>
          </table:table-cell>
          <table:table-cell office:value-type="float" office:value="64.8653773227152" calcext:value-type="float">
            <text:p>64.8653773227152</text:p>
          </table:table-cell>
          <table:table-cell office:value-type="float" office:value="75" calcext:value-type="float">
            <text:p>75</text:p>
          </table:table-cell>
          <table:table-cell office:value-type="float" office:value="66.5813424345847" calcext:value-type="float">
            <text:p>66.5813424345847</text:p>
          </table:table-cell>
          <table:table-cell office:value-type="float" office:value="75" calcext:value-type="float">
            <text:p>75</text:p>
          </table:table-cell>
          <table:table-cell office:value-type="float" office:value="77.4175199089875" calcext:value-type="float">
            <text:p>77.4175199089875</text:p>
          </table:table-cell>
          <table:table-cell office:value-type="float" office:value="75" calcext:value-type="float">
            <text:p>75</text:p>
          </table:table-cell>
          <table:table-cell office:value-type="float" office:value="77.6545316647706" calcext:value-type="float">
            <text:p>77.6545316647706</text:p>
          </table:table-cell>
          <table:table-cell office:value-type="float" office:value="75" calcext:value-type="float">
            <text:p>75</text:p>
          </table:table-cell>
          <table:table-cell office:value-type="float" office:value="77.6545316647705" calcext:value-type="float">
            <text:p>77.6545316647705</text:p>
          </table:table-cell>
          <table:table-cell office:value-type="float" office:value="75" calcext:value-type="float">
            <text:p>75</text:p>
          </table:table-cell>
          <table:table-cell office:value-type="float" office:value="77.1568069776261" calcext:value-type="float">
            <text:p>77.15680697762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5233219567691" calcext:value-type="float">
            <text:p>60.5233219567691</text:p>
          </table:table-cell>
          <table:table-cell office:value-type="float" office:value="76" calcext:value-type="float">
            <text:p>76</text:p>
          </table:table-cell>
          <table:table-cell office:value-type="float" office:value="65.9271899886235" calcext:value-type="float">
            <text:p>65.9271899886235</text:p>
          </table:table-cell>
          <table:table-cell office:value-type="float" office:value="76" calcext:value-type="float">
            <text:p>76</text:p>
          </table:table-cell>
          <table:table-cell office:value-type="float" office:value="67.4914675767918" calcext:value-type="float">
            <text:p>67.4914675767918</text:p>
          </table:table-cell>
          <table:table-cell office:value-type="float" office:value="76" calcext:value-type="float">
            <text:p>76</text:p>
          </table:table-cell>
          <table:table-cell office:value-type="float" office:value="78.4793325748957" calcext:value-type="float">
            <text:p>78.4793325748957</text:p>
          </table:table-cell>
          <table:table-cell office:value-type="float" office:value="76" calcext:value-type="float">
            <text:p>76</text:p>
          </table:table-cell>
          <table:table-cell office:value-type="float" office:value="78.9817974971558" calcext:value-type="float">
            <text:p>78.9817974971558</text:p>
          </table:table-cell>
          <table:table-cell office:value-type="float" office:value="76" calcext:value-type="float">
            <text:p>76</text:p>
          </table:table-cell>
          <table:table-cell office:value-type="float" office:value="78.4840728100114" calcext:value-type="float">
            <text:p>78.4840728100114</text:p>
          </table:table-cell>
          <table:table-cell office:value-type="float" office:value="76" calcext:value-type="float">
            <text:p>76</text:p>
          </table:table-cell>
          <table:table-cell office:value-type="float" office:value="78.2186196435343" calcext:value-type="float">
            <text:p>78.21861964353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.3196814562002" calcext:value-type="float">
            <text:p>61.3196814562002</text:p>
          </table:table-cell>
          <table:table-cell office:value-type="float" office:value="77" calcext:value-type="float">
            <text:p>77</text:p>
          </table:table-cell>
          <table:table-cell office:value-type="float" office:value="66.5908229048161" calcext:value-type="float">
            <text:p>66.5908229048161</text:p>
          </table:table-cell>
          <table:table-cell office:value-type="float" office:value="77" calcext:value-type="float">
            <text:p>77</text:p>
          </table:table-cell>
          <table:table-cell office:value-type="float" office:value="68.4015927189988" calcext:value-type="float">
            <text:p>68.4015927189988</text:p>
          </table:table-cell>
          <table:table-cell office:value-type="float" office:value="77" calcext:value-type="float">
            <text:p>77</text:p>
          </table:table-cell>
          <table:table-cell office:value-type="float" office:value="79.5411452408039" calcext:value-type="float">
            <text:p>79.5411452408039</text:p>
          </table:table-cell>
          <table:table-cell office:value-type="float" office:value="77" calcext:value-type="float">
            <text:p>77</text:p>
          </table:table-cell>
          <table:table-cell office:value-type="float" office:value="79.8113386423966" calcext:value-type="float">
            <text:p>79.8113386423966</text:p>
          </table:table-cell>
          <table:table-cell office:value-type="float" office:value="77" calcext:value-type="float">
            <text:p>77</text:p>
          </table:table-cell>
          <table:table-cell office:value-type="float" office:value="79.3136139552522" calcext:value-type="float">
            <text:p>79.3136139552522</text:p>
          </table:table-cell>
          <table:table-cell office:value-type="float" office:value="77" calcext:value-type="float">
            <text:p>77</text:p>
          </table:table-cell>
          <table:table-cell office:value-type="float" office:value="79.1666666666667" calcext:value-type="float">
            <text:p>79.166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.1160409556314" calcext:value-type="float">
            <text:p>62.1160409556314</text:p>
          </table:table-cell>
          <table:table-cell office:value-type="float" office:value="78" calcext:value-type="float">
            <text:p>78</text:p>
          </table:table-cell>
          <table:table-cell office:value-type="float" office:value="67.2544558210088" calcext:value-type="float">
            <text:p>67.2544558210088</text:p>
          </table:table-cell>
          <table:table-cell office:value-type="float" office:value="78" calcext:value-type="float">
            <text:p>78</text:p>
          </table:table-cell>
          <table:table-cell office:value-type="float" office:value="69.3117178612059" calcext:value-type="float">
            <text:p>69.3117178612059</text:p>
          </table:table-cell>
          <table:table-cell office:value-type="float" office:value="78" calcext:value-type="float">
            <text:p>78</text:p>
          </table:table-cell>
          <table:table-cell office:value-type="float" office:value="80.4891922639363" calcext:value-type="float">
            <text:p>80.4891922639363</text:p>
          </table:table-cell>
          <table:table-cell office:value-type="float" office:value="78" calcext:value-type="float">
            <text:p>78</text:p>
          </table:table-cell>
          <table:table-cell office:value-type="float" office:value="80.6408797876375" calcext:value-type="float">
            <text:p>80.6408797876375</text:p>
          </table:table-cell>
          <table:table-cell office:value-type="float" office:value="78" calcext:value-type="float">
            <text:p>78</text:p>
          </table:table-cell>
          <table:table-cell office:value-type="float" office:value="80.3754266211604" calcext:value-type="float">
            <text:p>80.3754266211604</text:p>
          </table:table-cell>
          <table:table-cell office:value-type="float" office:value="78" calcext:value-type="float">
            <text:p>78</text:p>
          </table:table-cell>
          <table:table-cell office:value-type="float" office:value="80.493932499052" calcext:value-type="float">
            <text:p>80.4939324990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9124004550626" calcext:value-type="float">
            <text:p>62.9124004550626</text:p>
          </table:table-cell>
          <table:table-cell office:value-type="float" office:value="79" calcext:value-type="float">
            <text:p>79</text:p>
          </table:table-cell>
          <table:table-cell office:value-type="float" office:value="67.9180887372014" calcext:value-type="float">
            <text:p>67.9180887372014</text:p>
          </table:table-cell>
          <table:table-cell office:value-type="float" office:value="79" calcext:value-type="float">
            <text:p>79</text:p>
          </table:table-cell>
          <table:table-cell office:value-type="float" office:value="70.1243295953193" calcext:value-type="float">
            <text:p>70.1243295953193</text:p>
          </table:table-cell>
          <table:table-cell office:value-type="float" office:value="79" calcext:value-type="float">
            <text:p>79</text:p>
          </table:table-cell>
          <table:table-cell office:value-type="float" office:value="81.4372392870686" calcext:value-type="float">
            <text:p>81.4372392870686</text:p>
          </table:table-cell>
          <table:table-cell office:value-type="float" office:value="79" calcext:value-type="float">
            <text:p>79</text:p>
          </table:table-cell>
          <table:table-cell office:value-type="float" office:value="81.4704209328783" calcext:value-type="float">
            <text:p>81.4704209328783</text:p>
          </table:table-cell>
          <table:table-cell office:value-type="float" office:value="79" calcext:value-type="float">
            <text:p>79</text:p>
          </table:table-cell>
          <table:table-cell office:value-type="float" office:value="81.4372392870686" calcext:value-type="float">
            <text:p>81.4372392870686</text:p>
          </table:table-cell>
          <table:table-cell office:value-type="float" office:value="79" calcext:value-type="float">
            <text:p>79</text:p>
          </table:table-cell>
          <table:table-cell office:value-type="float" office:value="81.3234736442928" calcext:value-type="float">
            <text:p>81.32347364429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087599544937" calcext:value-type="float">
            <text:p>63.7087599544937</text:p>
          </table:table-cell>
          <table:table-cell office:value-type="float" office:value="80" calcext:value-type="float">
            <text:p>80</text:p>
          </table:table-cell>
          <table:table-cell office:value-type="float" office:value="68.581721653394" calcext:value-type="float">
            <text:p>68.581721653394</text:p>
          </table:table-cell>
          <table:table-cell office:value-type="float" office:value="80" calcext:value-type="float">
            <text:p>80</text:p>
          </table:table-cell>
          <table:table-cell office:value-type="float" office:value="70.9369413294328" calcext:value-type="float">
            <text:p>70.9369413294328</text:p>
          </table:table-cell>
          <table:table-cell office:value-type="float" office:value="80" calcext:value-type="float">
            <text:p>80</text:p>
          </table:table-cell>
          <table:table-cell office:value-type="float" office:value="82.385286310201" calcext:value-type="float">
            <text:p>82.385286310201</text:p>
          </table:table-cell>
          <table:table-cell office:value-type="float" office:value="80" calcext:value-type="float">
            <text:p>80</text:p>
          </table:table-cell>
          <table:table-cell office:value-type="float" office:value="82.5322335987865" calcext:value-type="float">
            <text:p>82.5322335987865</text:p>
          </table:table-cell>
          <table:table-cell office:value-type="float" office:value="80" calcext:value-type="float">
            <text:p>80</text:p>
          </table:table-cell>
          <table:table-cell office:value-type="float" office:value="82.385286310201" calcext:value-type="float">
            <text:p>82.385286310201</text:p>
          </table:table-cell>
          <table:table-cell office:value-type="float" office:value="80" calcext:value-type="float">
            <text:p>80</text:p>
          </table:table-cell>
          <table:table-cell office:value-type="float" office:value="82.385286310201" calcext:value-type="float">
            <text:p>82.3852863102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.5051194539249" calcext:value-type="float">
            <text:p>64.5051194539249</text:p>
          </table:table-cell>
          <table:table-cell office:value-type="float" office:value="81" calcext:value-type="float">
            <text:p>81</text:p>
          </table:table-cell>
          <table:table-cell office:value-type="float" office:value="69.2453545695867" calcext:value-type="float">
            <text:p>69.2453545695867</text:p>
          </table:table-cell>
          <table:table-cell office:value-type="float" office:value="81" calcext:value-type="float">
            <text:p>81</text:p>
          </table:table-cell>
          <table:table-cell office:value-type="float" office:value="71.7495530635462" calcext:value-type="float">
            <text:p>71.7495530635462</text:p>
          </table:table-cell>
          <table:table-cell office:value-type="float" office:value="81" calcext:value-type="float">
            <text:p>8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1" calcext:value-type="float">
            <text:p>81</text:p>
          </table:table-cell>
          <table:table-cell office:value-type="float" office:value="83.5940462646947" calcext:value-type="float">
            <text:p>83.5940462646947</text:p>
          </table:table-cell>
          <table:table-cell office:value-type="float" office:value="81" calcext:value-type="float">
            <text:p>81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1" calcext:value-type="float">
            <text:p>81</text:p>
          </table:table-cell>
          <table:table-cell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.3014789533561" calcext:value-type="float">
            <text:p>65.3014789533561</text:p>
          </table:table-cell>
          <table:table-cell office:value-type="float" office:value="82" calcext:value-type="float">
            <text:p>82</text:p>
          </table:table-cell>
          <table:table-cell office:value-type="float" office:value="69.9089874857793" calcext:value-type="float">
            <text:p>69.9089874857793</text:p>
          </table:table-cell>
          <table:table-cell office:value-type="float" office:value="82" calcext:value-type="float">
            <text:p>82</text:p>
          </table:table-cell>
          <table:table-cell office:value-type="float" office:value="72.5621647976597" calcext:value-type="float">
            <text:p>72.5621647976597</text:p>
          </table:table-cell>
          <table:table-cell office:value-type="float" office:value="82" calcext:value-type="float">
            <text:p>82</text:p>
          </table:table-cell>
          <table:table-cell office:value-type="float" office:value="84.6605991657186" calcext:value-type="float">
            <text:p>84.6605991657186</text:p>
          </table:table-cell>
          <table:table-cell office:value-type="float" office:value="82" calcext:value-type="float">
            <text:p>82</text:p>
          </table:table-cell>
          <table:table-cell office:value-type="float" office:value="84.655858930603" calcext:value-type="float">
            <text:p>84.655858930603</text:p>
          </table:table-cell>
          <table:table-cell office:value-type="float" office:value="82" calcext:value-type="float">
            <text:p>82</text:p>
          </table:table-cell>
          <table:table-cell office:value-type="float" office:value="84.6605991657186" calcext:value-type="float">
            <text:p>84.6605991657186</text:p>
          </table:table-cell>
          <table:table-cell office:value-type="float" office:value="82" calcext:value-type="float">
            <text:p>82</text:p>
          </table:table-cell>
          <table:table-cell office:value-type="float" office:value="84.6605991657186" calcext:value-type="float">
            <text:p>84.66059916571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.0978384527872" calcext:value-type="float">
            <text:p>66.0978384527872</text:p>
          </table:table-cell>
          <table:table-cell office:value-type="float" office:value="83" calcext:value-type="float">
            <text:p>83</text:p>
          </table:table-cell>
          <table:table-cell office:value-type="float" office:value="70.5726204019719" calcext:value-type="float">
            <text:p>70.5726204019719</text:p>
          </table:table-cell>
          <table:table-cell office:value-type="float" office:value="83" calcext:value-type="float">
            <text:p>83</text:p>
          </table:table-cell>
          <table:table-cell office:value-type="float" office:value="73.3747765317731" calcext:value-type="float">
            <text:p>73.3747765317731</text:p>
          </table:table-cell>
          <table:table-cell office:value-type="float" office:value="83" calcext:value-type="float">
            <text:p>83</text:p>
          </table:table-cell>
          <table:table-cell office:value-type="float" office:value="85.9878649981039" calcext:value-type="float">
            <text:p>85.9878649981039</text:p>
          </table:table-cell>
          <table:table-cell office:value-type="float" office:value="83" calcext:value-type="float">
            <text:p>83</text:p>
          </table:table-cell>
          <table:table-cell office:value-type="float" office:value="85.6039059537353" calcext:value-type="float">
            <text:p>85.6039059537353</text:p>
          </table:table-cell>
          <table:table-cell office:value-type="float" office:value="83" calcext:value-type="float">
            <text:p>83</text:p>
          </table:table-cell>
          <table:table-cell office:value-type="float" office:value="85.9878649981039" calcext:value-type="float">
            <text:p>85.9878649981039</text:p>
          </table:table-cell>
          <table:table-cell office:value-type="float" office:value="83" calcext:value-type="float">
            <text:p>83</text:p>
          </table:table-cell>
          <table:table-cell office:value-type="float" office:value="85.4901403109594" calcext:value-type="float">
            <text:p>85.49014031095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.8941979522184" calcext:value-type="float">
            <text:p>66.8941979522184</text:p>
          </table:table-cell>
          <table:table-cell office:value-type="float" office:value="84" calcext:value-type="float">
            <text:p>84</text:p>
          </table:table-cell>
          <table:table-cell office:value-type="float" office:value="71.2362533181646" calcext:value-type="float">
            <text:p>71.2362533181646</text:p>
          </table:table-cell>
          <table:table-cell office:value-type="float" office:value="84" calcext:value-type="float">
            <text:p>84</text:p>
          </table:table-cell>
          <table:table-cell office:value-type="float" office:value="74.1873882658865" calcext:value-type="float">
            <text:p>74.1873882658865</text:p>
          </table:table-cell>
          <table:table-cell office:value-type="float" office:value="84" calcext:value-type="float">
            <text:p>84</text:p>
          </table:table-cell>
          <table:table-cell office:value-type="float" office:value="87.3151308304892" calcext:value-type="float">
            <text:p>87.3151308304892</text:p>
          </table:table-cell>
          <table:table-cell office:value-type="float" office:value="84" calcext:value-type="float">
            <text:p>84</text:p>
          </table:table-cell>
          <table:table-cell office:value-type="float" office:value="86.5519529768677" calcext:value-type="float">
            <text:p>86.5519529768677</text:p>
          </table:table-cell>
          <table:table-cell office:value-type="float" office:value="84" calcext:value-type="float">
            <text:p>84</text:p>
          </table:table-cell>
          <table:table-cell office:value-type="float" office:value="86.8174061433447" calcext:value-type="float">
            <text:p>86.8174061433447</text:p>
          </table:table-cell>
          <table:table-cell office:value-type="float" office:value="84" calcext:value-type="float">
            <text:p>84</text:p>
          </table:table-cell>
          <table:table-cell office:value-type="float" office:value="86.5519529768677" calcext:value-type="float">
            <text:p>86.55195297686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6905574516496" calcext:value-type="float">
            <text:p>67.6905574516496</text:p>
          </table:table-cell>
          <table:table-cell office:value-type="float" office:value="85" calcext:value-type="float">
            <text:p>85</text:p>
          </table:table-cell>
          <table:table-cell office:value-type="float" office:value="71.8998862343572" calcext:value-type="float">
            <text:p>71.899886234357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8.6423966628744" calcext:value-type="float">
            <text:p>88.6423966628744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87.6469472885855" calcext:value-type="float">
            <text:p>87.6469472885855</text:p>
          </table:table-cell>
          <table:table-cell office:value-type="float" office:value="85" calcext:value-type="float">
            <text:p>8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.4869169510808" calcext:value-type="float">
            <text:p>68.4869169510808</text:p>
          </table:table-cell>
          <table:table-cell office:value-type="float" office:value="86" calcext:value-type="float">
            <text:p>86</text:p>
          </table:table-cell>
          <table:table-cell office:value-type="float" office:value="72.5635191505499" calcext:value-type="float">
            <text:p>72.5635191505499</text:p>
          </table:table-cell>
          <table:table-cell office:value-type="float" office:value="86" calcext:value-type="float">
            <text:p>86</text:p>
          </table:table-cell>
          <table:table-cell office:value-type="float" office:value="76.1376564277588" calcext:value-type="float">
            <text:p>76.1376564277588</text:p>
          </table:table-cell>
          <table:table-cell office:value-type="float" office:value="86" calcext:value-type="float">
            <text:p>86</text:p>
          </table:table-cell>
          <table:table-cell office:value-type="float" office:value="89.4719378081153" calcext:value-type="float">
            <text:p>89.4719378081153</text:p>
          </table:table-cell>
          <table:table-cell office:value-type="float" office:value="86" calcext:value-type="float">
            <text:p>86</text:p>
          </table:table-cell>
          <table:table-cell office:value-type="float" office:value="88.8272658323853" calcext:value-type="float">
            <text:p>88.8272658323853</text:p>
          </table:table-cell>
          <table:table-cell office:value-type="float" office:value="86" calcext:value-type="float">
            <text:p>86</text:p>
          </table:table-cell>
          <table:table-cell office:value-type="float" office:value="88.7087599544937" calcext:value-type="float">
            <text:p>88.7087599544937</text:p>
          </table:table-cell>
          <table:table-cell office:value-type="float" office:value="86" calcext:value-type="float">
            <text:p>86</text:p>
          </table:table-cell>
          <table:table-cell office:value-type="float" office:value="88.8272658323853" calcext:value-type="float">
            <text:p>88.82726583238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.283276450512" calcext:value-type="float">
            <text:p>69.283276450512</text:p>
          </table:table-cell>
          <table:table-cell office:value-type="float" office:value="87" calcext:value-type="float">
            <text:p>87</text:p>
          </table:table-cell>
          <table:table-cell office:value-type="float" office:value="73.2271520667425" calcext:value-type="float">
            <text:p>73.2271520667425</text:p>
          </table:table-cell>
          <table:table-cell office:value-type="float" office:value="87" calcext:value-type="float">
            <text:p>87</text:p>
          </table:table-cell>
          <table:table-cell office:value-type="float" office:value="77.2753128555176" calcext:value-type="float">
            <text:p>77.2753128555176</text:p>
          </table:table-cell>
          <table:table-cell office:value-type="float" office:value="87" calcext:value-type="float">
            <text:p>87</text:p>
          </table:table-cell>
          <table:table-cell office:value-type="float" office:value="90.3014789533561" calcext:value-type="float">
            <text:p>90.3014789533561</text:p>
          </table:table-cell>
          <table:table-cell office:value-type="float" office:value="87" calcext:value-type="float">
            <text:p>87</text:p>
          </table:table-cell>
          <table:table-cell office:value-type="float" office:value="90.1545316647706" calcext:value-type="float">
            <text:p>90.1545316647706</text:p>
          </table:table-cell>
          <table:table-cell office:value-type="float" office:value="87" calcext:value-type="float">
            <text:p>87</text:p>
          </table:table-cell>
          <table:table-cell office:value-type="float" office:value="89.770572620402" calcext:value-type="float">
            <text:p>89.770572620402</text:p>
          </table:table-cell>
          <table:table-cell office:value-type="float" office:value="87" calcext:value-type="float">
            <text:p>87</text:p>
          </table:table-cell>
          <table:table-cell office:value-type="float" office:value="89.6568069776261" calcext:value-type="float">
            <text:p>89.65680697762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.0796359499431" calcext:value-type="float">
            <text:p>70.0796359499431</text:p>
          </table:table-cell>
          <table:table-cell office:value-type="float" office:value="88" calcext:value-type="float">
            <text:p>88</text:p>
          </table:table-cell>
          <table:table-cell office:value-type="float" office:value="73.8907849829351" calcext:value-type="float">
            <text:p>73.8907849829351</text:p>
          </table:table-cell>
          <table:table-cell office:value-type="float" office:value="88" calcext:value-type="float">
            <text:p>88</text:p>
          </table:table-cell>
          <table:table-cell office:value-type="float" office:value="78.4129692832764" calcext:value-type="float">
            <text:p>78.4129692832764</text:p>
          </table:table-cell>
          <table:table-cell office:value-type="float" office:value="88" calcext:value-type="float">
            <text:p>88</text:p>
          </table:table-cell>
          <table:table-cell office:value-type="float" office:value="91.1310200985969" calcext:value-type="float">
            <text:p>91.1310200985969</text:p>
          </table:table-cell>
          <table:table-cell office:value-type="float" office:value="88" calcext:value-type="float">
            <text:p>88</text:p>
          </table:table-cell>
          <table:table-cell office:value-type="float" office:value="91.4817974971558" calcext:value-type="float">
            <text:p>91.4817974971558</text:p>
          </table:table-cell>
          <table:table-cell office:value-type="float" office:value="88" calcext:value-type="float">
            <text:p>88</text:p>
          </table:table-cell>
          <table:table-cell office:value-type="float" office:value="90.7186196435343" calcext:value-type="float">
            <text:p>90.7186196435343</text:p>
          </table:table-cell>
          <table:table-cell office:value-type="float" office:value="88" calcext:value-type="float">
            <text:p>88</text:p>
          </table:table-cell>
          <table:table-cell office:value-type="float" office:value="90.7186196435343" calcext:value-type="float">
            <text:p>90.71861964353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8759954493743" calcext:value-type="float">
            <text:p>70.8759954493743</text:p>
          </table:table-cell>
          <table:table-cell office:value-type="float" office:value="89" calcext:value-type="float">
            <text:p>89</text:p>
          </table:table-cell>
          <table:table-cell office:value-type="float" office:value="74.5544178991278" calcext:value-type="float">
            <text:p>74.5544178991278</text:p>
          </table:table-cell>
          <table:table-cell office:value-type="float" office:value="89" calcext:value-type="float">
            <text:p>89</text:p>
          </table:table-cell>
          <table:table-cell office:value-type="float" office:value="79.5506257110352" calcext:value-type="float">
            <text:p>79.5506257110352</text:p>
          </table:table-cell>
          <table:table-cell office:value-type="float" office:value="89" calcext:value-type="float">
            <text:p>89</text:p>
          </table:table-cell>
          <table:table-cell office:value-type="float" office:value="91.9605612438377" calcext:value-type="float">
            <text:p>91.9605612438377</text:p>
          </table:table-cell>
          <table:table-cell office:value-type="float" office:value="89" calcext:value-type="float">
            <text:p>89</text:p>
          </table:table-cell>
          <table:table-cell office:value-type="float" office:value="92.3113386423967" calcext:value-type="float">
            <text:p>92.3113386423967</text:p>
          </table:table-cell>
          <table:table-cell office:value-type="float" office:value="89" calcext:value-type="float">
            <text:p>89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89" calcext:value-type="float">
            <text:p>89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.6723549488055" calcext:value-type="float">
            <text:p>71.6723549488055</text:p>
          </table:table-cell>
          <table:table-cell office:value-type="float" office:value="90" calcext:value-type="float">
            <text:p>90</text:p>
          </table:table-cell>
          <table:table-cell office:value-type="float" office:value="75.2180508153204" calcext:value-type="float">
            <text:p>75.2180508153204</text:p>
          </table:table-cell>
          <table:table-cell office:value-type="float" office:value="90" calcext:value-type="float">
            <text:p>90</text:p>
          </table:table-cell>
          <table:table-cell office:value-type="float" office:value="80.6882821387941" calcext:value-type="float">
            <text:p>80.6882821387941</text:p>
          </table:table-cell>
          <table:table-cell office:value-type="float" office:value="90" calcext:value-type="float">
            <text:p>90</text:p>
          </table:table-cell>
          <table:table-cell office:value-type="float" office:value="93.0223739097459" calcext:value-type="float">
            <text:p>93.0223739097459</text:p>
          </table:table-cell>
          <table:table-cell office:value-type="float" office:value="90" calcext:value-type="float">
            <text:p>90</text:p>
          </table:table-cell>
          <table:table-cell office:value-type="float" office:value="93.1408797876375" calcext:value-type="float">
            <text:p>93.1408797876375</text:p>
          </table:table-cell>
          <table:table-cell office:value-type="float" office:value="90" calcext:value-type="float">
            <text:p>90</text:p>
          </table:table-cell>
          <table:table-cell office:value-type="float" office:value="92.993932499052" calcext:value-type="float">
            <text:p>92.993932499052</text:p>
          </table:table-cell>
          <table:table-cell office:value-type="float" office:value="90" calcext:value-type="float">
            <text:p>90</text:p>
          </table:table-cell>
          <table:table-cell office:value-type="float" office:value="92.993932499052" calcext:value-type="float">
            <text:p>92.9939324990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.4687144482367" calcext:value-type="float">
            <text:p>72.4687144482367</text:p>
          </table:table-cell>
          <table:table-cell office:value-type="float" office:value="91" calcext:value-type="float">
            <text:p>91</text:p>
          </table:table-cell>
          <table:table-cell office:value-type="float" office:value="75.8816837315131" calcext:value-type="float">
            <text:p>75.8816837315131</text:p>
          </table:table-cell>
          <table:table-cell office:value-type="float" office:value="91" calcext:value-type="float">
            <text:p>91</text:p>
          </table:table-cell>
          <table:table-cell office:value-type="float" office:value="81.8259385665529" calcext:value-type="float">
            <text:p>81.8259385665529</text:p>
          </table:table-cell>
          <table:table-cell office:value-type="float" office:value="91" calcext:value-type="float">
            <text:p>91</text:p>
          </table:table-cell>
          <table:table-cell office:value-type="float" office:value="94.0841865756542" calcext:value-type="float">
            <text:p>94.0841865756542</text:p>
          </table:table-cell>
          <table:table-cell office:value-type="float" office:value="91" calcext:value-type="float">
            <text:p>91</text:p>
          </table:table-cell>
          <table:table-cell office:value-type="float" office:value="93.9704209328783" calcext:value-type="float">
            <text:p>93.9704209328783</text:p>
          </table:table-cell>
          <table:table-cell office:value-type="float" office:value="91" calcext:value-type="float">
            <text:p>91</text:p>
          </table:table-cell>
          <table:table-cell office:value-type="float" office:value="94.3211983314372" calcext:value-type="float">
            <text:p>94.3211983314372</text:p>
          </table:table-cell>
          <table:table-cell office:value-type="float" office:value="91" calcext:value-type="float">
            <text:p>91</text:p>
          </table:table-cell>
          <table:table-cell office:value-type="float" office:value="93.8234736442928" calcext:value-type="float">
            <text:p>93.8234736442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2650739476678" calcext:value-type="float">
            <text:p>73.2650739476678</text:p>
          </table:table-cell>
          <table:table-cell office:value-type="float" office:value="92" calcext:value-type="float">
            <text:p>92</text:p>
          </table:table-cell>
          <table:table-cell office:value-type="float" office:value="76.7311338642397" calcext:value-type="float">
            <text:p>76.7311338642397</text:p>
          </table:table-cell>
          <table:table-cell office:value-type="float" office:value="92" calcext:value-type="float">
            <text:p>92</text:p>
          </table:table-cell>
          <table:table-cell office:value-type="float" office:value="82.9635949943117" calcext:value-type="float">
            <text:p>82.9635949943117</text:p>
          </table:table-cell>
          <table:table-cell office:value-type="float" office:value="92" calcext:value-type="float">
            <text:p>92</text:p>
          </table:table-cell>
          <table:table-cell office:value-type="float" office:value="95.1459992415624" calcext:value-type="float">
            <text:p>95.1459992415624</text:p>
          </table:table-cell>
          <table:table-cell office:value-type="float" office:value="92" calcext:value-type="float">
            <text:p>92</text:p>
          </table:table-cell>
          <table:table-cell office:value-type="float" office:value="95.0322335987865" calcext:value-type="float">
            <text:p>95.0322335987865</text:p>
          </table:table-cell>
          <table:table-cell office:value-type="float" office:value="92" calcext:value-type="float">
            <text:p>92</text:p>
          </table:table-cell>
          <table:table-cell office:value-type="float" office:value="95.1507394766781" calcext:value-type="float">
            <text:p>95.1507394766781</text:p>
          </table:table-cell>
          <table:table-cell office:value-type="float" office:value="92" calcext:value-type="float">
            <text:p>92</text:p>
          </table:table-cell>
          <table:table-cell office:value-type="float" office:value="94.885286310201" calcext:value-type="float">
            <text:p>94.8852863102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.061433447099" calcext:value-type="float">
            <text:p>74.061433447099</text:p>
          </table:table-cell>
          <table:table-cell office:value-type="float" office:value="93" calcext:value-type="float">
            <text:p>93</text:p>
          </table:table-cell>
          <table:table-cell office:value-type="float" office:value="77.5805839969662" calcext:value-type="float">
            <text:p>77.5805839969662</text:p>
          </table:table-cell>
          <table:table-cell office:value-type="float" office:value="93" calcext:value-type="float">
            <text:p>93</text:p>
          </table:table-cell>
          <table:table-cell office:value-type="float" office:value="83.6746302616609" calcext:value-type="float">
            <text:p>83.6746302616609</text:p>
          </table:table-cell>
          <table:table-cell office:value-type="float" office:value="93" calcext:value-type="float">
            <text:p>93</text:p>
          </table:table-cell>
          <table:table-cell office:value-type="float" office:value="96.2078119074706" calcext:value-type="float">
            <text:p>96.2078119074706</text:p>
          </table:table-cell>
          <table:table-cell office:value-type="float" office:value="93" calcext:value-type="float">
            <text:p>93</text:p>
          </table:table-cell>
          <table:table-cell office:value-type="float" office:value="96.0940462646948" calcext:value-type="float">
            <text:p>96.0940462646948</text:p>
          </table:table-cell>
          <table:table-cell office:value-type="float" office:value="93" calcext:value-type="float">
            <text:p>93</text:p>
          </table:table-cell>
          <table:table-cell office:value-type="float" office:value="95.9802806219189" calcext:value-type="float">
            <text:p>95.9802806219189</text:p>
          </table:table-cell>
          <table:table-cell office:value-type="float" office:value="93" calcext:value-type="float">
            <text:p>93</text:p>
          </table:table-cell>
          <table:table-cell office:value-type="float" office:value="95.8333333333334" calcext:value-type="float">
            <text:p>95.83333333333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.8577929465302" calcext:value-type="float">
            <text:p>74.8577929465302</text:p>
          </table:table-cell>
          <table:table-cell office:value-type="float" office:value="94" calcext:value-type="float">
            <text:p>94</text:p>
          </table:table-cell>
          <table:table-cell office:value-type="float" office:value="78.4300341296928" calcext:value-type="float">
            <text:p>78.4300341296928</text:p>
          </table:table-cell>
          <table:table-cell office:value-type="float" office:value="94" calcext:value-type="float">
            <text:p>94</text:p>
          </table:table-cell>
          <table:table-cell office:value-type="float" office:value="84.3856655290102" calcext:value-type="float">
            <text:p>84.3856655290102</text:p>
          </table:table-cell>
          <table:table-cell office:value-type="float" office:value="94" calcext:value-type="float">
            <text:p>94</text:p>
          </table:table-cell>
          <table:table-cell office:value-type="float" office:value="97.155858930603" calcext:value-type="float">
            <text:p>97.155858930603</text:p>
          </table:table-cell>
          <table:table-cell office:value-type="float" office:value="94" calcext:value-type="float">
            <text:p>94</text:p>
          </table:table-cell>
          <table:table-cell office:value-type="float" office:value="97.155858930603" calcext:value-type="float">
            <text:p>97.155858930603</text:p>
          </table:table-cell>
          <table:table-cell office:value-type="float" office:value="94" calcext:value-type="float">
            <text:p>94</text:p>
          </table:table-cell>
          <table:table-cell office:value-type="float" office:value="97.0420932878271" calcext:value-type="float">
            <text:p>97.0420932878271</text:p>
          </table:table-cell>
          <table:table-cell office:value-type="float" office:value="94" calcext:value-type="float">
            <text:p>94</text:p>
          </table:table-cell>
          <table:table-cell office:value-type="float" office:value="97.1605991657186" calcext:value-type="float">
            <text:p>97.16059916571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.6541524459614" calcext:value-type="float">
            <text:p>75.6541524459614</text:p>
          </table:table-cell>
          <table:table-cell office:value-type="float" office:value="95" calcext:value-type="float">
            <text:p>95</text:p>
          </table:table-cell>
          <table:table-cell office:value-type="float" office:value="79.2794842624194" calcext:value-type="float">
            <text:p>79.2794842624194</text:p>
          </table:table-cell>
          <table:table-cell office:value-type="float" office:value="95" calcext:value-type="float">
            <text:p>95</text:p>
          </table:table-cell>
          <table:table-cell office:value-type="float" office:value="85.0967007963595" calcext:value-type="float">
            <text:p>85.0967007963595</text:p>
          </table:table-cell>
          <table:table-cell office:value-type="float" office:value="95" calcext:value-type="float">
            <text:p>95</text:p>
          </table:table-cell>
          <table:table-cell office:value-type="float" office:value="98.1039059537353" calcext:value-type="float">
            <text:p>98.1039059537353</text:p>
          </table:table-cell>
          <table:table-cell office:value-type="float" office:value="95" calcext:value-type="float">
            <text:p>95</text:p>
          </table:table-cell>
          <table:table-cell office:value-type="float" office:value="98.1039059537353" calcext:value-type="float">
            <text:p>98.1039059537353</text:p>
          </table:table-cell>
          <table:table-cell office:value-type="float" office:value="95" calcext:value-type="float">
            <text:p>95</text:p>
          </table:table-cell>
          <table:table-cell office:value-type="float" office:value="98.1039059537353" calcext:value-type="float">
            <text:p>98.1039059537353</text:p>
          </table:table-cell>
          <table:table-cell office:value-type="float" office:value="95" calcext:value-type="float">
            <text:p>95</text:p>
          </table:table-cell>
          <table:table-cell office:value-type="float" office:value="97.9901403109595" calcext:value-type="float">
            <text:p>97.99014031095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.4505119453925" calcext:value-type="float">
            <text:p>76.4505119453925</text:p>
          </table:table-cell>
          <table:table-cell office:value-type="float" office:value="96" calcext:value-type="float">
            <text:p>96</text:p>
          </table:table-cell>
          <table:table-cell office:value-type="float" office:value="80.128934395146" calcext:value-type="float">
            <text:p>80.128934395146</text:p>
          </table:table-cell>
          <table:table-cell office:value-type="float" office:value="96" calcext:value-type="float">
            <text:p>96</text:p>
          </table:table-cell>
          <table:table-cell office:value-type="float" office:value="85.8077360637087" calcext:value-type="float">
            <text:p>85.8077360637087</text:p>
          </table:table-cell>
          <table:table-cell office:value-type="float" office:value="96" calcext:value-type="float">
            <text:p>96</text:p>
          </table:table-cell>
          <table:table-cell office:value-type="float" office:value="99.0519529768677" calcext:value-type="float">
            <text:p>99.0519529768677</text:p>
          </table:table-cell>
          <table:table-cell office:value-type="float" office:value="96" calcext:value-type="float">
            <text:p>96</text:p>
          </table:table-cell>
          <table:table-cell office:value-type="float" office:value="99.0519529768677" calcext:value-type="float">
            <text:p>99.0519529768677</text:p>
          </table:table-cell>
          <table:table-cell office:value-type="float" office:value="96" calcext:value-type="float">
            <text:p>96</text:p>
          </table:table-cell>
          <table:table-cell office:value-type="float" office:value="99.0519529768677" calcext:value-type="float">
            <text:p>99.0519529768677</text:p>
          </table:table-cell>
          <table:table-cell office:value-type="float" office:value="96" calcext:value-type="float">
            <text:p>96</text:p>
          </table:table-cell>
          <table:table-cell office:value-type="float" office:value="99.0519529768677" calcext:value-type="float">
            <text:p>99.05195297686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.2468714448237" calcext:value-type="float">
            <text:p>77.2468714448237</text:p>
          </table:table-cell>
          <table:table-cell office:value-type="float" office:value="97" calcext:value-type="float">
            <text:p>97</text:p>
          </table:table-cell>
          <table:table-cell office:value-type="float" office:value="80.9783845278726" calcext:value-type="float">
            <text:p>80.9783845278726</text:p>
          </table:table-cell>
          <table:table-cell office:value-type="float" office:value="97" calcext:value-type="float">
            <text:p>97</text:p>
          </table:table-cell>
          <table:table-cell office:value-type="float" office:value="86.518771331058" calcext:value-type="float">
            <text:p>86.518771331058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.957906712173" calcext:value-type="float">
            <text:p>77.957906712173</text:p>
          </table:table-cell>
          <table:table-cell office:value-type="float" office:value="98" calcext:value-type="float">
            <text:p>98</text:p>
          </table:table-cell>
          <table:table-cell office:value-type="float" office:value="81.8278346605992" calcext:value-type="float">
            <text:p>81.8278346605992</text:p>
          </table:table-cell>
          <table:table-cell office:value-type="float" office:value="98" calcext:value-type="float">
            <text:p>98</text:p>
          </table:table-cell>
          <table:table-cell office:value-type="float" office:value="87.2298065984072" calcext:value-type="float">
            <text:p>87.229806598407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.6689419795222" calcext:value-type="float">
            <text:p>78.6689419795222</text:p>
          </table:table-cell>
          <table:table-cell office:value-type="float" office:value="99" calcext:value-type="float">
            <text:p>99</text:p>
          </table:table-cell>
          <table:table-cell office:value-type="float" office:value="82.6772847933258" calcext:value-type="float">
            <text:p>82.6772847933258</text:p>
          </table:table-cell>
          <table:table-cell office:value-type="float" office:value="99" calcext:value-type="float">
            <text:p>99</text:p>
          </table:table-cell>
          <table:table-cell office:value-type="float" office:value="87.9408418657565" calcext:value-type="float">
            <text:p>87.940841865756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.3799772468715" calcext:value-type="float">
            <text:p>79.3799772468715</text:p>
          </table:table-cell>
          <table:table-cell office:value-type="float" office:value="100" calcext:value-type="float">
            <text:p>100</text:p>
          </table:table-cell>
          <table:table-cell office:value-type="float" office:value="83.5267349260524" calcext:value-type="float">
            <text:p>83.5267349260524</text:p>
          </table:table-cell>
          <table:table-cell office:value-type="float" office:value="100" calcext:value-type="float">
            <text:p>100</text:p>
          </table:table-cell>
          <table:table-cell office:value-type="float" office:value="88.8509670079636" calcext:value-type="float">
            <text:p>88.85096700796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.0910125142208" calcext:value-type="float">
            <text:p>80.0910125142208</text:p>
          </table:table-cell>
          <table:table-cell office:value-type="float" office:value="101" calcext:value-type="float">
            <text:p>101</text:p>
          </table:table-cell>
          <table:table-cell office:value-type="float" office:value="84.376185058779" calcext:value-type="float">
            <text:p>84.376185058779</text:p>
          </table:table-cell>
          <table:table-cell office:value-type="float" office:value="101" calcext:value-type="float">
            <text:p>101</text:p>
          </table:table-cell>
          <table:table-cell office:value-type="float" office:value="89.7610921501706" calcext:value-type="float">
            <text:p>89.761092150170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.80204778157" calcext:value-type="float">
            <text:p>80.80204778157</text:p>
          </table:table-cell>
          <table:table-cell office:value-type="float" office:value="102" calcext:value-type="float">
            <text:p>102</text:p>
          </table:table-cell>
          <table:table-cell office:value-type="float" office:value="85.2256351915055" calcext:value-type="float">
            <text:p>85.2256351915055</text:p>
          </table:table-cell>
          <table:table-cell office:value-type="float" office:value="102" calcext:value-type="float">
            <text:p>102</text:p>
          </table:table-cell>
          <table:table-cell office:value-type="float" office:value="90.6712172923777" calcext:value-type="float">
            <text:p>90.6712172923777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.5130830489193" calcext:value-type="float">
            <text:p>81.5130830489193</text:p>
          </table:table-cell>
          <table:table-cell office:value-type="float" office:value="103" calcext:value-type="float">
            <text:p>103</text:p>
          </table:table-cell>
          <table:table-cell office:value-type="float" office:value="86.0750853242321" calcext:value-type="float">
            <text:p>86.0750853242321</text:p>
          </table:table-cell>
          <table:table-cell office:value-type="float" office:value="103" calcext:value-type="float">
            <text:p>103</text:p>
          </table:table-cell>
          <table:table-cell office:value-type="float" office:value="91.5813424345847" calcext:value-type="float">
            <text:p>91.5813424345847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.2241183162685" calcext:value-type="float">
            <text:p>82.2241183162685</text:p>
          </table:table-cell>
          <table:table-cell office:value-type="float" office:value="104" calcext:value-type="float">
            <text:p>104</text:p>
          </table:table-cell>
          <table:table-cell office:value-type="float" office:value="86.9245354569587" calcext:value-type="float">
            <text:p>86.9245354569587</text:p>
          </table:table-cell>
          <table:table-cell office:value-type="float" office:value="104" calcext:value-type="float">
            <text:p>104</text:p>
          </table:table-cell>
          <table:table-cell office:value-type="float" office:value="92.4914675767917" calcext:value-type="float">
            <text:p>92.4914675767917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.9351535836178" calcext:value-type="float">
            <text:p>82.9351535836178</text:p>
          </table:table-cell>
          <table:table-cell office:value-type="float" office:value="105" calcext:value-type="float">
            <text:p>105</text:p>
          </table:table-cell>
          <table:table-cell office:value-type="float" office:value="87.7739855896853" calcext:value-type="float">
            <text:p>87.7739855896853</text:p>
          </table:table-cell>
          <table:table-cell office:value-type="float" office:value="105" calcext:value-type="float">
            <text:p>105</text:p>
          </table:table-cell>
          <table:table-cell office:value-type="float" office:value="93.4015927189988" calcext:value-type="float">
            <text:p>93.4015927189988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.6461888509671" calcext:value-type="float">
            <text:p>83.6461888509671</text:p>
          </table:table-cell>
          <table:table-cell office:value-type="float" office:value="106" calcext:value-type="float">
            <text:p>106</text:p>
          </table:table-cell>
          <table:table-cell office:value-type="float" office:value="88.6234357224119" calcext:value-type="float">
            <text:p>88.6234357224119</text:p>
          </table:table-cell>
          <table:table-cell office:value-type="float" office:value="106" calcext:value-type="float">
            <text:p>106</text:p>
          </table:table-cell>
          <table:table-cell office:value-type="float" office:value="94.3117178612058" calcext:value-type="float">
            <text:p>94.311717861205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4.3572241183163" calcext:value-type="float">
            <text:p>84.3572241183163</text:p>
          </table:table-cell>
          <table:table-cell office:value-type="float" office:value="107" calcext:value-type="float">
            <text:p>107</text:p>
          </table:table-cell>
          <table:table-cell office:value-type="float" office:value="89.3818733409178" calcext:value-type="float">
            <text:p>89.3818733409178</text:p>
          </table:table-cell>
          <table:table-cell office:value-type="float" office:value="107" calcext:value-type="float">
            <text:p>107</text:p>
          </table:table-cell>
          <table:table-cell office:value-type="float" office:value="95.1243295953193" calcext:value-type="float">
            <text:p>95.1243295953193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.0682593856656" calcext:value-type="float">
            <text:p>85.0682593856656</text:p>
          </table:table-cell>
          <table:table-cell office:value-type="float" office:value="108" calcext:value-type="float">
            <text:p>108</text:p>
          </table:table-cell>
          <table:table-cell office:value-type="float" office:value="90.1403109594236" calcext:value-type="float">
            <text:p>90.1403109594236</text:p>
          </table:table-cell>
          <table:table-cell office:value-type="float" office:value="108" calcext:value-type="float">
            <text:p>108</text:p>
          </table:table-cell>
          <table:table-cell office:value-type="float" office:value="95.9369413294327" calcext:value-type="float">
            <text:p>95.9369413294327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.7792946530148" calcext:value-type="float">
            <text:p>85.7792946530148</text:p>
          </table:table-cell>
          <table:table-cell office:value-type="float" office:value="109" calcext:value-type="float">
            <text:p>109</text:p>
          </table:table-cell>
          <table:table-cell office:value-type="float" office:value="90.8987485779295" calcext:value-type="float">
            <text:p>90.8987485779295</text:p>
          </table:table-cell>
          <table:table-cell office:value-type="float" office:value="109" calcext:value-type="float">
            <text:p>109</text:p>
          </table:table-cell>
          <table:table-cell office:value-type="float" office:value="96.7495530635462" calcext:value-type="float">
            <text:p>96.7495530635462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.4903299203641" calcext:value-type="float">
            <text:p>86.4903299203641</text:p>
          </table:table-cell>
          <table:table-cell office:value-type="float" office:value="110" calcext:value-type="float">
            <text:p>110</text:p>
          </table:table-cell>
          <table:table-cell office:value-type="float" office:value="91.6571861964354" calcext:value-type="float">
            <text:p>91.6571861964354</text:p>
          </table:table-cell>
          <table:table-cell office:value-type="float" office:value="110" calcext:value-type="float">
            <text:p>110</text:p>
          </table:table-cell>
          <table:table-cell office:value-type="float" office:value="97.5621647976596" calcext:value-type="float">
            <text:p>97.562164797659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.2013651877134" calcext:value-type="float">
            <text:p>87.2013651877134</text:p>
          </table:table-cell>
          <table:table-cell office:value-type="float" office:value="111" calcext:value-type="float">
            <text:p>111</text:p>
          </table:table-cell>
          <table:table-cell office:value-type="float" office:value="92.4156238149413" calcext:value-type="float">
            <text:p>92.4156238149413</text:p>
          </table:table-cell>
          <table:table-cell office:value-type="float" office:value="111" calcext:value-type="float">
            <text:p>111</text:p>
          </table:table-cell>
          <table:table-cell office:value-type="float" office:value="98.3747765317731" calcext:value-type="float">
            <text:p>98.374776531773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.9124004550626" calcext:value-type="float">
            <text:p>87.9124004550626</text:p>
          </table:table-cell>
          <table:table-cell office:value-type="float" office:value="112" calcext:value-type="float">
            <text:p>112</text:p>
          </table:table-cell>
          <table:table-cell office:value-type="float" office:value="93.1740614334472" calcext:value-type="float">
            <text:p>93.1740614334472</text:p>
          </table:table-cell>
          <table:table-cell office:value-type="float" office:value="112" calcext:value-type="float">
            <text:p>112</text:p>
          </table:table-cell>
          <table:table-cell office:value-type="float" office:value="99.1873882658865" calcext:value-type="float">
            <text:p>99.187388265886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.6234357224119" calcext:value-type="float">
            <text:p>88.6234357224119</text:p>
          </table:table-cell>
          <table:table-cell office:value-type="float" office:value="113" calcext:value-type="float">
            <text:p>113</text:p>
          </table:table-cell>
          <table:table-cell office:value-type="float" office:value="93.932499051953" calcext:value-type="float">
            <text:p>93.93249905195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.3344709897611" calcext:value-type="float">
            <text:p>89.3344709897611</text:p>
          </table:table-cell>
          <table:table-cell office:value-type="float" office:value="114" calcext:value-type="float">
            <text:p>114</text:p>
          </table:table-cell>
          <table:table-cell office:value-type="float" office:value="94.6909366704589" calcext:value-type="float">
            <text:p>94.6909366704589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.0455062571104" calcext:value-type="float">
            <text:p>90.0455062571104</text:p>
          </table:table-cell>
          <table:table-cell office:value-type="float" office:value="115" calcext:value-type="float">
            <text:p>115</text:p>
          </table:table-cell>
          <table:table-cell office:value-type="float" office:value="95.4493742889648" calcext:value-type="float">
            <text:p>95.4493742889648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0.7565415244597" calcext:value-type="float">
            <text:p>90.7565415244597</text:p>
          </table:table-cell>
          <table:table-cell office:value-type="float" office:value="116" calcext:value-type="float">
            <text:p>116</text:p>
          </table:table-cell>
          <table:table-cell office:value-type="float" office:value="96.2078119074707" calcext:value-type="float">
            <text:p>96.2078119074707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.4675767918089" calcext:value-type="float">
            <text:p>91.4675767918089</text:p>
          </table:table-cell>
          <table:table-cell office:value-type="float" office:value="117" calcext:value-type="float">
            <text:p>117</text:p>
          </table:table-cell>
          <table:table-cell office:value-type="float" office:value="96.9662495259766" calcext:value-type="float">
            <text:p>96.9662495259766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.1786120591582" calcext:value-type="float">
            <text:p>92.1786120591582</text:p>
          </table:table-cell>
          <table:table-cell office:value-type="float" office:value="118" calcext:value-type="float">
            <text:p>118</text:p>
          </table:table-cell>
          <table:table-cell office:value-type="float" office:value="97.7246871444824" calcext:value-type="float">
            <text:p>97.7246871444824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.8896473265074" calcext:value-type="float">
            <text:p>92.8896473265074</text:p>
          </table:table-cell>
          <table:table-cell office:value-type="float" office:value="119" calcext:value-type="float">
            <text:p>119</text:p>
          </table:table-cell>
          <table:table-cell office:value-type="float" office:value="98.4831247629883" calcext:value-type="float">
            <text:p>98.483124762988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.6006825938567" calcext:value-type="float">
            <text:p>93.6006825938567</text:p>
          </table:table-cell>
          <table:table-cell office:value-type="float" office:value="120" calcext:value-type="float">
            <text:p>120</text:p>
          </table:table-cell>
          <table:table-cell office:value-type="float" office:value="99.2415623814942" calcext:value-type="float">
            <text:p>99.2415623814942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.311717861206" calcext:value-type="float">
            <text:p>94.311717861206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5.0227531285552" calcext:value-type="float">
            <text:p>95.022753128555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5.7337883959045" calcext:value-type="float">
            <text:p>95.7337883959045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.4448236632537" calcext:value-type="float">
            <text:p>96.4448236632537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.155858930603" calcext:value-type="float">
            <text:p>97.155858930603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.8668941979523" calcext:value-type="float">
            <text:p>97.8668941979523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8.5779294653015" calcext:value-type="float">
            <text:p>98.577929465301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.2889647326508" calcext:value-type="float">
            <text:p>99.288964732650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7:01:48.31685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3T17:02:46.703245376</dc:date>
    <meta:editing-duration>PT9M34S</meta:editing-duration>
    <meta:editing-cycles>4</meta:editing-cycles>
    <meta:generator>LibreOffice/6.2.8.2$Linux_X86_64 LibreOffice_project/20$Build-2</meta:generator>
    <meta:document-statistic meta:table-count="1" meta:cell-count="1493" meta:object-count="0"/>
  </office:meta>
</office:document-meta>
</file>